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lanned Le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lanned Right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arget Left 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arget R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table:style-name="ce1" office:value-type="float" office:value="0.0000242717" calcext:value-type="float">
            <text:p>2.43E-05</text:p>
          </table:table-cell>
          <table:table-cell office:value-type="float" office:value="0.0547599" calcext:value-type="float">
            <text:p>0.0547599</text:p>
          </table:table-cell>
          <table:table-cell table:number-columns-repeated="2"/>
          <table:table-cell table:style-name="ce1" office:value-type="float" office:value="0.0000242717" calcext:value-type="float">
            <text:p>2.43E-05</text:p>
          </table:table-cell>
          <table:table-cell office:value-type="float" office:value="-0.0552401" calcext:value-type="float">
            <text:p>-0.055240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table:style-name="ce1" office:value-type="float" office:value="0.0000486426" calcext:value-type="float">
            <text:p>4.86E-05</text:p>
          </table:table-cell>
          <table:table-cell office:value-type="float" office:value="0.0545188" calcext:value-type="float">
            <text:p>0.0545188</text:p>
          </table:table-cell>
          <table:table-cell table:number-columns-repeated="2"/>
          <table:table-cell table:style-name="ce1" office:value-type="float" office:value="0.0000486426" calcext:value-type="float">
            <text:p>4.86E-05</text:p>
          </table:table-cell>
          <table:table-cell office:value-type="float" office:value="-0.0554812" calcext:value-type="float">
            <text:p>-0.055481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table:style-name="ce1" office:value-type="float" office:value="0.000073212" calcext:value-type="float">
            <text:p>7.32E-05</text:p>
          </table:table-cell>
          <table:table-cell office:value-type="float" office:value="0.0542758" calcext:value-type="float">
            <text:p>0.0542758</text:p>
          </table:table-cell>
          <table:table-cell table:number-columns-repeated="2"/>
          <table:table-cell table:style-name="ce1" office:value-type="float" office:value="0.000073212" calcext:value-type="float">
            <text:p>7.32E-05</text:p>
          </table:table-cell>
          <table:table-cell office:value-type="float" office:value="-0.0557242" calcext:value-type="float">
            <text:p>-0.055724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table:style-name="ce1" office:value-type="float" office:value="0.0000980805" calcext:value-type="float">
            <text:p>9.81E-05</text:p>
          </table:table-cell>
          <table:table-cell office:value-type="float" office:value="0.0540297" calcext:value-type="float">
            <text:p>0.0540297</text:p>
          </table:table-cell>
          <table:table-cell table:number-columns-repeated="2"/>
          <table:table-cell table:style-name="ce1" office:value-type="float" office:value="0.0000980805" calcext:value-type="float">
            <text:p>9.81E-05</text:p>
          </table:table-cell>
          <table:table-cell office:value-type="float" office:value="-0.0559703" calcext:value-type="float">
            <text:p>-0.055970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123349" calcext:value-type="float">
            <text:p>0.000123349</text:p>
          </table:table-cell>
          <table:table-cell office:value-type="float" office:value="0.0537798" calcext:value-type="float">
            <text:p>0.0537798</text:p>
          </table:table-cell>
          <table:table-cell table:number-columns-repeated="2"/>
          <table:table-cell office:value-type="float" office:value="0.000123349" calcext:value-type="float">
            <text:p>0.000123349</text:p>
          </table:table-cell>
          <table:table-cell office:value-type="float" office:value="-0.0562202" calcext:value-type="float">
            <text:p>-0.056220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149122" calcext:value-type="float">
            <text:p>0.000149122</text:p>
          </table:table-cell>
          <table:table-cell office:value-type="float" office:value="0.0535248" calcext:value-type="float">
            <text:p>0.0535248</text:p>
          </table:table-cell>
          <table:table-cell table:number-columns-repeated="2"/>
          <table:table-cell office:value-type="float" office:value="0.000149122" calcext:value-type="float">
            <text:p>0.000149122</text:p>
          </table:table-cell>
          <table:table-cell office:value-type="float" office:value="-0.0564752" calcext:value-type="float">
            <text:p>-0.056475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175503" calcext:value-type="float">
            <text:p>0.000175503</text:p>
          </table:table-cell>
          <table:table-cell office:value-type="float" office:value="0.0532638" calcext:value-type="float">
            <text:p>0.0532638</text:p>
          </table:table-cell>
          <table:table-cell table:number-columns-repeated="2"/>
          <table:table-cell office:value-type="float" office:value="0.000175503" calcext:value-type="float">
            <text:p>0.000175503</text:p>
          </table:table-cell>
          <table:table-cell office:value-type="float" office:value="-0.0567362" calcext:value-type="float">
            <text:p>-0.056736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202602" calcext:value-type="float">
            <text:p>0.000202602</text:p>
          </table:table-cell>
          <table:table-cell office:value-type="float" office:value="0.0529958" calcext:value-type="float">
            <text:p>0.0529958</text:p>
          </table:table-cell>
          <table:table-cell table:number-columns-repeated="2"/>
          <table:table-cell office:value-type="float" office:value="0.000202602" calcext:value-type="float">
            <text:p>0.000202602</text:p>
          </table:table-cell>
          <table:table-cell office:value-type="float" office:value="-0.0570042" calcext:value-type="float">
            <text:p>-0.057004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230527" calcext:value-type="float">
            <text:p>0.000230527</text:p>
          </table:table-cell>
          <table:table-cell office:value-type="float" office:value="0.0527195" calcext:value-type="float">
            <text:p>0.0527195</text:p>
          </table:table-cell>
          <table:table-cell table:number-columns-repeated="2"/>
          <table:table-cell office:value-type="float" office:value="0.000230527" calcext:value-type="float">
            <text:p>0.000230527</text:p>
          </table:table-cell>
          <table:table-cell office:value-type="float" office:value="-0.0572805" calcext:value-type="float">
            <text:p>-0.057280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259394" calcext:value-type="float">
            <text:p>0.000259394</text:p>
          </table:table-cell>
          <table:table-cell office:value-type="float" office:value="0.052434" calcext:value-type="float">
            <text:p>0.052434</text:p>
          </table:table-cell>
          <table:table-cell table:number-columns-repeated="2"/>
          <table:table-cell office:value-type="float" office:value="0.000259394" calcext:value-type="float">
            <text:p>0.000259394</text:p>
          </table:table-cell>
          <table:table-cell office:value-type="float" office:value="-0.057566" calcext:value-type="float">
            <text:p>-0.05756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259394" calcext:value-type="float">
            <text:p>0.000259394</text:p>
          </table:table-cell>
          <table:table-cell office:value-type="float" office:value="0.052434" calcext:value-type="float">
            <text:p>0.052434</text:p>
          </table:table-cell>
          <table:table-cell table:number-columns-repeated="2"/>
          <table:table-cell office:value-type="float" office:value="0.000259394" calcext:value-type="float">
            <text:p>0.000259394</text:p>
          </table:table-cell>
          <table:table-cell office:value-type="float" office:value="-0.057566" calcext:value-type="float">
            <text:p>-0.05756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28932" calcext:value-type="float">
            <text:p>0.00028932</text:p>
          </table:table-cell>
          <table:table-cell office:value-type="float" office:value="0.0521379" calcext:value-type="float">
            <text:p>0.0521379</text:p>
          </table:table-cell>
          <table:table-cell table:number-columns-repeated="2"/>
          <table:table-cell office:value-type="float" office:value="0.00028932" calcext:value-type="float">
            <text:p>0.00028932</text:p>
          </table:table-cell>
          <table:table-cell office:value-type="float" office:value="-0.0578621" calcext:value-type="float">
            <text:p>-0.05786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320427" calcext:value-type="float">
            <text:p>0.000320427</text:p>
          </table:table-cell>
          <table:table-cell office:value-type="float" office:value="0.0518302" calcext:value-type="float">
            <text:p>0.0518302</text:p>
          </table:table-cell>
          <table:table-cell table:number-columns-repeated="2"/>
          <table:table-cell office:value-type="float" office:value="0.000320427" calcext:value-type="float">
            <text:p>0.000320427</text:p>
          </table:table-cell>
          <table:table-cell office:value-type="float" office:value="-0.0581698" calcext:value-type="float">
            <text:p>-0.058169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352843" calcext:value-type="float">
            <text:p>0.000352843</text:p>
          </table:table-cell>
          <table:table-cell office:value-type="float" office:value="0.0515095" calcext:value-type="float">
            <text:p>0.0515095</text:p>
          </table:table-cell>
          <table:table-cell table:number-columns-repeated="2"/>
          <table:table-cell office:value-type="float" office:value="0.000352843" calcext:value-type="float">
            <text:p>0.000352843</text:p>
          </table:table-cell>
          <table:table-cell office:value-type="float" office:value="-0.0584905" calcext:value-type="float">
            <text:p>-0.058490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386699" calcext:value-type="float">
            <text:p>0.000386699</text:p>
          </table:table-cell>
          <table:table-cell office:value-type="float" office:value="0.0511746" calcext:value-type="float">
            <text:p>0.0511746</text:p>
          </table:table-cell>
          <table:table-cell table:number-columns-repeated="2"/>
          <table:table-cell office:value-type="float" office:value="0.000386699" calcext:value-type="float">
            <text:p>0.000386699</text:p>
          </table:table-cell>
          <table:table-cell office:value-type="float" office:value="-0.0588254" calcext:value-type="float">
            <text:p>-0.058825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459294" calcext:value-type="float">
            <text:p>0.000459294</text:p>
          </table:table-cell>
          <table:table-cell office:value-type="float" office:value="0.0504564" calcext:value-type="float">
            <text:p>0.0504564</text:p>
          </table:table-cell>
          <table:table-cell table:number-columns-repeated="2"/>
          <table:table-cell office:value-type="float" office:value="0.000459294" calcext:value-type="float">
            <text:p>0.000459294</text:p>
          </table:table-cell>
          <table:table-cell office:value-type="float" office:value="-0.0595436" calcext:value-type="float">
            <text:p>-0.059543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498329" calcext:value-type="float">
            <text:p>0.000498329</text:p>
          </table:table-cell>
          <table:table-cell office:value-type="float" office:value="0.0500703" calcext:value-type="float">
            <text:p>0.0500703</text:p>
          </table:table-cell>
          <table:table-cell table:number-columns-repeated="2"/>
          <table:table-cell office:value-type="float" office:value="0.000498329" calcext:value-type="float">
            <text:p>0.000498329</text:p>
          </table:table-cell>
          <table:table-cell office:value-type="float" office:value="-0.0599297" calcext:value-type="float">
            <text:p>-0.059929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539398" calcext:value-type="float">
            <text:p>0.000539398</text:p>
          </table:table-cell>
          <table:table-cell office:value-type="float" office:value="0.049664" calcext:value-type="float">
            <text:p>0.049664</text:p>
          </table:table-cell>
          <table:table-cell table:number-columns-repeated="2"/>
          <table:table-cell office:value-type="float" office:value="0.000539398" calcext:value-type="float">
            <text:p>0.000539398</text:p>
          </table:table-cell>
          <table:table-cell office:value-type="float" office:value="-0.060336" calcext:value-type="float">
            <text:p>-0.06033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58267" calcext:value-type="float">
            <text:p>0.00058267</text:p>
          </table:table-cell>
          <table:table-cell office:value-type="float" office:value="0.0492359" calcext:value-type="float">
            <text:p>0.0492359</text:p>
          </table:table-cell>
          <table:table-cell table:number-columns-repeated="2"/>
          <table:table-cell office:value-type="float" office:value="0.00058267" calcext:value-type="float">
            <text:p>0.00058267</text:p>
          </table:table-cell>
          <table:table-cell office:value-type="float" office:value="-0.0607641" calcext:value-type="float">
            <text:p>-0.060764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628322" calcext:value-type="float">
            <text:p>0.000628322</text:p>
          </table:table-cell>
          <table:table-cell office:value-type="float" office:value="0.0487843" calcext:value-type="float">
            <text:p>0.0487843</text:p>
          </table:table-cell>
          <table:table-cell table:number-columns-repeated="2"/>
          <table:table-cell office:value-type="float" office:value="0.000628322" calcext:value-type="float">
            <text:p>0.000628322</text:p>
          </table:table-cell>
          <table:table-cell office:value-type="float" office:value="-0.0612157" calcext:value-type="float">
            <text:p>-0.061215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676539" calcext:value-type="float">
            <text:p>0.000676539</text:p>
          </table:table-cell>
          <table:table-cell office:value-type="float" office:value="0.0483074" calcext:value-type="float">
            <text:p>0.0483074</text:p>
          </table:table-cell>
          <table:table-cell table:number-columns-repeated="2"/>
          <table:table-cell office:value-type="float" office:value="0.000676539" calcext:value-type="float">
            <text:p>0.000676539</text:p>
          </table:table-cell>
          <table:table-cell office:value-type="float" office:value="-0.0616926" calcext:value-type="float">
            <text:p>-0.061692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727518" calcext:value-type="float">
            <text:p>0.000727518</text:p>
          </table:table-cell>
          <table:table-cell office:value-type="float" office:value="0.047803" calcext:value-type="float">
            <text:p>0.047803</text:p>
          </table:table-cell>
          <table:table-cell table:number-columns-repeated="2"/>
          <table:table-cell office:value-type="float" office:value="0.000727518" calcext:value-type="float">
            <text:p>0.000727518</text:p>
          </table:table-cell>
          <table:table-cell office:value-type="float" office:value="-0.062197" calcext:value-type="float">
            <text:p>-0.06219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781468" calcext:value-type="float">
            <text:p>0.000781468</text:p>
          </table:table-cell>
          <table:table-cell office:value-type="float" office:value="0.0472693" calcext:value-type="float">
            <text:p>0.0472693</text:p>
          </table:table-cell>
          <table:table-cell table:number-columns-repeated="2"/>
          <table:table-cell office:value-type="float" office:value="0.000781468" calcext:value-type="float">
            <text:p>0.000781468</text:p>
          </table:table-cell>
          <table:table-cell office:value-type="float" office:value="-0.0627307" calcext:value-type="float">
            <text:p>-0.062730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83861" calcext:value-type="float">
            <text:p>0.00083861</text:p>
          </table:table-cell>
          <table:table-cell office:value-type="float" office:value="0.0467041" calcext:value-type="float">
            <text:p>0.0467041</text:p>
          </table:table-cell>
          <table:table-cell table:number-columns-repeated="2"/>
          <table:table-cell office:value-type="float" office:value="0.00083861" calcext:value-type="float">
            <text:p>0.00083861</text:p>
          </table:table-cell>
          <table:table-cell office:value-type="float" office:value="-0.0632959" calcext:value-type="float">
            <text:p>-0.063295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899175" calcext:value-type="float">
            <text:p>0.000899175</text:p>
          </table:table-cell>
          <table:table-cell office:value-type="float" office:value="0.0461049" calcext:value-type="float">
            <text:p>0.0461049</text:p>
          </table:table-cell>
          <table:table-cell table:number-columns-repeated="2"/>
          <table:table-cell office:value-type="float" office:value="0.000899175" calcext:value-type="float">
            <text:p>0.000899175</text:p>
          </table:table-cell>
          <table:table-cell office:value-type="float" office:value="-0.0638951" calcext:value-type="float">
            <text:p>-0.063895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0963412" calcext:value-type="float">
            <text:p>0.000963412</text:p>
          </table:table-cell>
          <table:table-cell office:value-type="float" office:value="0.0454695" calcext:value-type="float">
            <text:p>0.0454695</text:p>
          </table:table-cell>
          <table:table-cell table:number-columns-repeated="2"/>
          <table:table-cell office:value-type="float" office:value="0.000963412" calcext:value-type="float">
            <text:p>0.000963412</text:p>
          </table:table-cell>
          <table:table-cell office:value-type="float" office:value="-0.0645305" calcext:value-type="float">
            <text:p>-0.064530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03158" calcext:value-type="float">
            <text:p>0.00103158</text:p>
          </table:table-cell>
          <table:table-cell office:value-type="float" office:value="0.0447951" calcext:value-type="float">
            <text:p>0.0447951</text:p>
          </table:table-cell>
          <table:table-cell table:number-columns-repeated="2"/>
          <table:table-cell office:value-type="float" office:value="0.00103158" calcext:value-type="float">
            <text:p>0.00103158</text:p>
          </table:table-cell>
          <table:table-cell office:value-type="float" office:value="-0.0652049" calcext:value-type="float">
            <text:p>-0.065204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10397" calcext:value-type="float">
            <text:p>0.00110397</text:p>
          </table:table-cell>
          <table:table-cell office:value-type="float" office:value="0.044079" calcext:value-type="float">
            <text:p>0.044079</text:p>
          </table:table-cell>
          <table:table-cell table:number-columns-repeated="2"/>
          <table:table-cell office:value-type="float" office:value="0.00110397" calcext:value-type="float">
            <text:p>0.00110397</text:p>
          </table:table-cell>
          <table:table-cell office:value-type="float" office:value="-0.065921" calcext:value-type="float">
            <text:p>-0.06592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18086" calcext:value-type="float">
            <text:p>0.00118086</text:p>
          </table:table-cell>
          <table:table-cell office:value-type="float" office:value="0.0433184" calcext:value-type="float">
            <text:p>0.0433184</text:p>
          </table:table-cell>
          <table:table-cell table:number-columns-repeated="2"/>
          <table:table-cell office:value-type="float" office:value="0.00118086" calcext:value-type="float">
            <text:p>0.00118086</text:p>
          </table:table-cell>
          <table:table-cell office:value-type="float" office:value="-0.0666816" calcext:value-type="float">
            <text:p>-0.066681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26257" calcext:value-type="float">
            <text:p>0.00126257</text:p>
          </table:table-cell>
          <table:table-cell office:value-type="float" office:value="0.0425101" calcext:value-type="float">
            <text:p>0.0425101</text:p>
          </table:table-cell>
          <table:table-cell table:number-columns-repeated="2"/>
          <table:table-cell office:value-type="float" office:value="0.00126257" calcext:value-type="float">
            <text:p>0.00126257</text:p>
          </table:table-cell>
          <table:table-cell office:value-type="float" office:value="-0.0674899" calcext:value-type="float">
            <text:p>-0.067489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34944" calcext:value-type="float">
            <text:p>0.00134944</text:p>
          </table:table-cell>
          <table:table-cell office:value-type="float" office:value="0.0416507" calcext:value-type="float">
            <text:p>0.0416507</text:p>
          </table:table-cell>
          <table:table-cell table:number-columns-repeated="2"/>
          <table:table-cell office:value-type="float" office:value="0.00134944" calcext:value-type="float">
            <text:p>0.00134944</text:p>
          </table:table-cell>
          <table:table-cell office:value-type="float" office:value="-0.0683493" calcext:value-type="float">
            <text:p>-0.068349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44182" calcext:value-type="float">
            <text:p>0.00144182</text:p>
          </table:table-cell>
          <table:table-cell office:value-type="float" office:value="0.0407369" calcext:value-type="float">
            <text:p>0.0407369</text:p>
          </table:table-cell>
          <table:table-cell table:number-columns-repeated="2"/>
          <table:table-cell office:value-type="float" office:value="0.00144182" calcext:value-type="float">
            <text:p>0.00144182</text:p>
          </table:table-cell>
          <table:table-cell office:value-type="float" office:value="-0.0692631" calcext:value-type="float">
            <text:p>-0.069263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54008" calcext:value-type="float">
            <text:p>0.00154008</text:p>
          </table:table-cell>
          <table:table-cell office:value-type="float" office:value="0.0397648" calcext:value-type="float">
            <text:p>0.0397648</text:p>
          </table:table-cell>
          <table:table-cell table:number-columns-repeated="2"/>
          <table:table-cell office:value-type="float" office:value="0.00154008" calcext:value-type="float">
            <text:p>0.00154008</text:p>
          </table:table-cell>
          <table:table-cell office:value-type="float" office:value="-0.0702352" calcext:value-type="float">
            <text:p>-0.070235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64464" calcext:value-type="float">
            <text:p>0.00164464</text:p>
          </table:table-cell>
          <table:table-cell office:value-type="float" office:value="0.0387304" calcext:value-type="float">
            <text:p>0.0387304</text:p>
          </table:table-cell>
          <table:table-cell table:number-columns-repeated="2"/>
          <table:table-cell office:value-type="float" office:value="0.00164464" calcext:value-type="float">
            <text:p>0.00164464</text:p>
          </table:table-cell>
          <table:table-cell office:value-type="float" office:value="-0.0712696" calcext:value-type="float">
            <text:p>-0.071269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75591" calcext:value-type="float">
            <text:p>0.00175591</text:p>
          </table:table-cell>
          <table:table-cell office:value-type="float" office:value="0.0376297" calcext:value-type="float">
            <text:p>0.0376297</text:p>
          </table:table-cell>
          <table:table-cell table:number-columns-repeated="2"/>
          <table:table-cell office:value-type="float" office:value="0.00175591" calcext:value-type="float">
            <text:p>0.00175591</text:p>
          </table:table-cell>
          <table:table-cell office:value-type="float" office:value="-0.0723703" calcext:value-type="float">
            <text:p>-0.072370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187435" calcext:value-type="float">
            <text:p>0.00187435</text:p>
          </table:table-cell>
          <table:table-cell office:value-type="float" office:value="0.036458" calcext:value-type="float">
            <text:p>0.036458</text:p>
          </table:table-cell>
          <table:table-cell table:number-columns-repeated="2"/>
          <table:table-cell office:value-type="float" office:value="0.00187435" calcext:value-type="float">
            <text:p>0.00187435</text:p>
          </table:table-cell>
          <table:table-cell office:value-type="float" office:value="-0.073542" calcext:value-type="float">
            <text:p>-0.07354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200044" calcext:value-type="float">
            <text:p>0.00200044</text:p>
          </table:table-cell>
          <table:table-cell office:value-type="float" office:value="0.0352107" calcext:value-type="float">
            <text:p>0.0352107</text:p>
          </table:table-cell>
          <table:table-cell table:number-columns-repeated="2"/>
          <table:table-cell office:value-type="float" office:value="0.00200044" calcext:value-type="float">
            <text:p>0.00200044</text:p>
          </table:table-cell>
          <table:table-cell office:value-type="float" office:value="-0.0747893" calcext:value-type="float">
            <text:p>-0.074789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213471" calcext:value-type="float">
            <text:p>0.00213471</text:p>
          </table:table-cell>
          <table:table-cell office:value-type="float" office:value="0.0338825" calcext:value-type="float">
            <text:p>0.0338825</text:p>
          </table:table-cell>
          <table:table-cell table:number-columns-repeated="2"/>
          <table:table-cell office:value-type="float" office:value="0.00213471" calcext:value-type="float">
            <text:p>0.00213471</text:p>
          </table:table-cell>
          <table:table-cell office:value-type="float" office:value="-0.0761175" calcext:value-type="float">
            <text:p>-0.076117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227769" calcext:value-type="float">
            <text:p>0.00227769</text:p>
          </table:table-cell>
          <table:table-cell office:value-type="float" office:value="0.032468" calcext:value-type="float">
            <text:p>0.032468</text:p>
          </table:table-cell>
          <table:table-cell table:number-columns-repeated="2"/>
          <table:table-cell office:value-type="float" office:value="0.00227769" calcext:value-type="float">
            <text:p>0.00227769</text:p>
          </table:table-cell>
          <table:table-cell office:value-type="float" office:value="-0.077532" calcext:value-type="float">
            <text:p>-0.07753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55" calcext:value-type="float">
            <text:p>-0.055</text:p>
          </table:table-cell>
          <table:table-cell table:number-columns-repeated="3"/>
          <table:table-cell office:value-type="float" office:value="0.00242997" calcext:value-type="float">
            <text:p>0.00242997</text:p>
          </table:table-cell>
          <table:table-cell office:value-type="float" office:value="0.0309616" calcext:value-type="float">
            <text:p>0.0309616</text:p>
          </table:table-cell>
          <table:table-cell table:number-columns-repeated="2"/>
          <table:table-cell office:value-type="float" office:value="0.00242997" calcext:value-type="float">
            <text:p>0.00242997</text:p>
          </table:table-cell>
          <table:table-cell office:value-type="float" office:value="-0.0790384" calcext:value-type="float">
            <text:p>-0.079038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0.00678036" calcext:value-type="float">
            <text:p>0.00678036</text:p>
          </table:table-cell>
          <table:table-cell office:value-type="float" office:value="0.0293682" calcext:value-type="float">
            <text:p>0.0293682</text:p>
          </table:table-cell>
          <table:table-cell table:number-columns-repeated="2"/>
          <table:table-cell office:value-type="float" office:value="0.00678036" calcext:value-type="float">
            <text:p>0.00678036</text:p>
          </table:table-cell>
          <table:table-cell office:value-type="float" office:value="-0.0806318" calcext:value-type="float">
            <text:p>-0.0806318</text:p>
          </table:table-cell>
        </table:table-row>
        <table:table-row table:style-name="ro1">
          <table:table-cell table:number-columns-repeated="2"/>
          <table:table-cell office:value-type="float" office:value="-0.12" calcext:value-type="float">
            <text:p>-0.12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-0.025" calcext:value-type="float">
            <text:p>-0.025</text:p>
          </table:table-cell>
          <table:table-cell table:number-columns-repeated="3"/>
          <table:table-cell office:value-type="float" office:value="0.0377464" calcext:value-type="float">
            <text:p>0.0377464</text:p>
          </table:table-cell>
          <table:table-cell office:value-type="float" office:value="0.0367401" calcext:value-type="float">
            <text:p>0.0367401</text:p>
          </table:table-cell>
          <table:table-cell table:number-columns-repeated="2"/>
          <table:table-cell office:value-type="float" office:value="-0.0222444" calcext:value-type="float">
            <text:p>-0.0222444</text:p>
          </table:table-cell>
          <table:table-cell office:value-type="float" office:value="-0.0432599" calcext:value-type="float">
            <text:p>-0.0432599</text:p>
          </table:table-cell>
        </table:table-row>
        <table:table-row table:style-name="ro1">
          <table:table-cell table:number-columns-repeated="2"/>
          <table:table-cell office:value-type="float" office:value="-0.12" calcext:value-type="float">
            <text:p>-0.12</text:p>
          </table:table-cell>
          <table:table-cell office:value-type="float" office:value="0.145" calcext:value-type="float">
            <text:p>0.145</text:p>
          </table:table-cell>
          <table:table-cell table:number-columns-repeated="2"/>
          <table:table-cell office:value-type="float" office:value="-0.18" calcext:value-type="float">
            <text:p>-0.18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  <table:table-cell office:value-type="float" office:value="-0.0244756" calcext:value-type="float">
            <text:p>-0.0244756</text:p>
          </table:table-cell>
          <table:table-cell office:value-type="float" office:value="0.0820666" calcext:value-type="float">
            <text:p>0.0820666</text:p>
          </table:table-cell>
          <table:table-cell table:number-columns-repeated="2"/>
          <table:table-cell office:value-type="float" office:value="0.0355153" calcext:value-type="float">
            <text:p>0.0355153</text:p>
          </table:table-cell>
          <table:table-cell office:value-type="float" office:value="-0.0879334" calcext:value-type="float">
            <text:p>-0.0879334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float" office:value="-0.18" calcext:value-type="float">
            <text:p>-0.18</text:p>
          </table:table-cell>
          <table:table-cell office:value-type="float" office:value="0.065" calcext:value-type="float">
            <text:p>0.065</text:p>
          </table:table-cell>
          <table:table-cell table:number-columns-repeated="3"/>
          <table:table-cell office:value-type="float" office:value="0.0374517" calcext:value-type="float">
            <text:p>0.0374517</text:p>
          </table:table-cell>
          <table:table-cell office:value-type="float" office:value="0.0423838" calcext:value-type="float">
            <text:p>0.0423838</text:p>
          </table:table-cell>
          <table:table-cell table:number-columns-repeated="2"/>
          <table:table-cell office:value-type="float" office:value="-0.0225391" calcext:value-type="float">
            <text:p>-0.0225391</text:p>
          </table:table-cell>
          <table:table-cell office:value-type="float" office:value="-0.0376162" calcext:value-type="float">
            <text:p>-0.0376162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0.235" calcext:value-type="float">
            <text:p>0.235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-0.0223888" calcext:value-type="float">
            <text:p>-0.0223888</text:p>
          </table:table-cell>
          <table:table-cell office:value-type="float" office:value="0.0777175" calcext:value-type="float">
            <text:p>0.0777175</text:p>
          </table:table-cell>
          <table:table-cell table:number-columns-repeated="2"/>
          <table:table-cell office:value-type="float" office:value="0.0376021" calcext:value-type="float">
            <text:p>0.0376021</text:p>
          </table:table-cell>
          <table:table-cell office:value-type="float" office:value="-0.0922825" calcext:value-type="float">
            <text:p>-0.0922825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0.155" calcext:value-type="float">
            <text:p>0.155</text:p>
          </table:table-cell>
          <table:table-cell table:number-columns-repeated="3"/>
          <table:table-cell office:value-type="float" office:value="0.0376138" calcext:value-type="float">
            <text:p>0.0376138</text:p>
          </table:table-cell>
          <table:table-cell office:value-type="float" office:value="0.0420461" calcext:value-type="float">
            <text:p>0.0420461</text:p>
          </table:table-cell>
          <table:table-cell table:number-columns-repeated="2"/>
          <table:table-cell office:value-type="float" office:value="-0.0223771" calcext:value-type="float">
            <text:p>-0.0223771</text:p>
          </table:table-cell>
          <table:table-cell office:value-type="float" office:value="-0.0379539" calcext:value-type="float">
            <text:p>-0.0379539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0.325" calcext:value-type="float">
            <text:p>0.325</text:p>
          </table:table-cell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0.245" calcext:value-type="float">
            <text:p>0.245</text:p>
          </table:table-cell>
          <table:table-cell table:number-columns-repeated="3"/>
          <table:table-cell office:value-type="float" office:value="-0.0223762" calcext:value-type="float">
            <text:p>-0.0223762</text:p>
          </table:table-cell>
          <table:table-cell office:value-type="float" office:value="0.0776912" calcext:value-type="float">
            <text:p>0.0776912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0.245" calcext:value-type="float">
            <text:p>0.24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0.335" calcext:value-type="float">
            <text:p>0.3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0.335" calcext:value-type="float">
            <text:p>0.33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 office:value-type="float" office:value="0.505" calcext:value-type="float">
            <text:p>0.505</text:p>
          </table:table-cell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0.425" calcext:value-type="float">
            <text:p>0.425</text:p>
          </table:table-cell>
          <table:table-cell table:number-columns-repeated="3"/>
          <table:table-cell office:value-type="float" office:value="-0.0223986" calcext:value-type="float">
            <text:p>-0.0223986</text:p>
          </table:table-cell>
          <table:table-cell office:value-type="float" office:value="0.077674" calcext:value-type="float">
            <text:p>0.077674</text:p>
          </table:table-cell>
          <table:table-cell table:number-columns-repeated="2"/>
          <table:table-cell office:value-type="float" office:value="0.0375922" calcext:value-type="float">
            <text:p>0.0375922</text:p>
          </table:table-cell>
          <table:table-cell office:value-type="float" office:value="-0.092326" calcext:value-type="float">
            <text:p>-0.092326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0.425" calcext:value-type="float">
            <text:p>0.425</text:p>
          </table:table-cell>
          <table:table-cell table:number-columns-repeated="3"/>
          <table:table-cell office:value-type="float" office:value="0.0354808" calcext:value-type="float">
            <text:p>0.0354808</text:p>
          </table:table-cell>
          <table:table-cell office:value-type="float" office:value="0.0404908" calcext:value-type="float">
            <text:p>0.0404908</text:p>
          </table:table-cell>
          <table:table-cell table:number-columns-repeated="2"/>
          <table:table-cell office:value-type="float" office:value="-0.0245101" calcext:value-type="float">
            <text:p>-0.0245101</text:p>
          </table:table-cell>
          <table:table-cell office:value-type="float" office:value="-0.0395092" calcext:value-type="float">
            <text:p>-0.0395092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0.595" calcext:value-type="float">
            <text:p>0.595</text:p>
          </table:table-cell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-0.024674" calcext:value-type="float">
            <text:p>-0.024674</text:p>
          </table:table-cell>
          <table:table-cell office:value-type="float" office:value="0.0823407" calcext:value-type="float">
            <text:p>0.0823407</text:p>
          </table:table-cell>
          <table:table-cell table:number-columns-repeated="2"/>
          <table:table-cell office:value-type="float" office:value="0.0353168" calcext:value-type="float">
            <text:p>0.0353168</text:p>
          </table:table-cell>
          <table:table-cell office:value-type="float" office:value="-0.0876593" calcext:value-type="float">
            <text:p>-0.0876593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0.685" calcext:value-type="float">
            <text:p>0.685</text:p>
          </table:table-cell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0.0353041" calcext:value-type="float">
            <text:p>0.0353041</text:p>
          </table:table-cell>
          <table:table-cell office:value-type="float" office:value="0.0408531" calcext:value-type="float">
            <text:p>0.0408531</text:p>
          </table:table-cell>
          <table:table-cell table:number-columns-repeated="2"/>
          <table:table-cell office:value-type="float" office:value="-0.0246867" calcext:value-type="float">
            <text:p>-0.0246867</text:p>
          </table:table-cell>
          <table:table-cell office:value-type="float" office:value="-0.0391469" calcext:value-type="float">
            <text:p>-0.0391469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0.685" calcext:value-type="float">
            <text:p>0.68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0.605" calcext:value-type="float">
            <text:p>0.605</text:p>
          </table:table-cell>
          <table:table-cell table:number-columns-repeated="3"/>
          <table:table-cell office:value-type="float" office:value="-0.0246877" calcext:value-type="float">
            <text:p>-0.0246877</text:p>
          </table:table-cell>
          <table:table-cell office:value-type="float" office:value="0.0823688" calcext:value-type="float">
            <text:p>0.0823688</text:p>
          </table:table-cell>
          <table:table-cell table:number-columns-repeated="2"/>
          <table:table-cell office:value-type="float" office:value="0.0353032" calcext:value-type="float">
            <text:p>0.0353032</text:p>
          </table:table-cell>
          <table:table-cell office:value-type="float" office:value="-0.0876312" calcext:value-type="float">
            <text:p>-0.0876312</text:p>
          </table:table-cell>
        </table:table-row>
        <table:table-row table:style-name="ro1">
          <table:table-cell table:number-columns-repeated="2"/>
          <table:table-cell office:value-type="float" office:value="-0.96" calcext:value-type="float">
            <text:p>-0.96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0.605" calcext:value-type="float">
            <text:p>0.60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0.96" calcext:value-type="float">
            <text:p>-0.96</text:p>
          </table:table-cell>
          <table:table-cell office:value-type="float" office:value="0.775" calcext:value-type="float">
            <text:p>0.775</text:p>
          </table:table-cell>
          <table:table-cell table:number-columns-repeated="2"/>
          <table:table-cell office:value-type="float" office:value="-1.02" calcext:value-type="float">
            <text:p>-1.02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.08" calcext:value-type="float">
            <text:p>-1.08</text:p>
          </table:table-cell>
          <table:table-cell office:value-type="float" office:value="0.865" calcext:value-type="float">
            <text:p>0.865</text:p>
          </table:table-cell>
          <table:table-cell table:number-columns-repeated="2"/>
          <table:table-cell office:value-type="float" office:value="-1.02" calcext:value-type="float">
            <text:p>-1.02</text:p>
          </table:table-cell>
          <table:table-cell office:value-type="float" office:value="0.695" calcext:value-type="float">
            <text:p>0.69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.08" calcext:value-type="float">
            <text:p>-1.08</text:p>
          </table:table-cell>
          <table:table-cell office:value-type="float" office:value="0.865" calcext:value-type="float">
            <text:p>0.865</text:p>
          </table:table-cell>
          <table:table-cell table:number-columns-repeated="2"/>
          <table:table-cell office:value-type="float" office:value="-1.14" calcext:value-type="float">
            <text:p>-1.14</text:p>
          </table:table-cell>
          <table:table-cell office:value-type="float" office:value="0.785" calcext:value-type="float">
            <text:p>0.785</text:p>
          </table:table-cell>
          <table:table-cell table:number-columns-repeated="3"/>
          <table:table-cell office:value-type="float" office:value="-0.0246653" calcext:value-type="float">
            <text:p>-0.0246653</text:p>
          </table:table-cell>
          <table:table-cell office:value-type="float" office:value="0.0823861" calcext:value-type="float">
            <text:p>0.0823861</text:p>
          </table:table-cell>
          <table:table-cell table:number-columns-repeated="2"/>
          <table:table-cell office:value-type="float" office:value="0.0353256" calcext:value-type="float">
            <text:p>0.0353256</text:p>
          </table:table-cell>
          <table:table-cell office:value-type="float" office:value="-0.0876139" calcext:value-type="float">
            <text:p>-0.0876139</text:p>
          </table:table-cell>
        </table:table-row>
        <table:table-row table:style-name="ro1"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0.955" calcext:value-type="float">
            <text:p>0.955</text:p>
          </table:table-cell>
          <table:table-cell table:number-columns-repeated="2"/>
          <table:table-cell office:value-type="float" office:value="-1.14" calcext:value-type="float">
            <text:p>-1.14</text:p>
          </table:table-cell>
          <table:table-cell office:value-type="float" office:value="0.785" calcext:value-type="float">
            <text:p>0.785</text:p>
          </table:table-cell>
          <table:table-cell table:number-columns-repeated="3"/>
          <table:table-cell office:value-type="float" office:value="0.0374145" calcext:value-type="float">
            <text:p>0.0374145</text:p>
          </table:table-cell>
          <table:table-cell office:value-type="float" office:value="0.0424596" calcext:value-type="float">
            <text:p>0.0424596</text:p>
          </table:table-cell>
          <table:table-cell table:number-columns-repeated="2"/>
          <table:table-cell office:value-type="float" office:value="-0.0225763" calcext:value-type="float">
            <text:p>-0.0225763</text:p>
          </table:table-cell>
          <table:table-cell office:value-type="float" office:value="-0.0375404" calcext:value-type="float">
            <text:p>-0.0375404</text:p>
          </table:table-cell>
        </table:table-row>
        <table:table-row table:style-name="ro1"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0.955" calcext:value-type="float">
            <text:p>0.955</text:p>
          </table:table-cell>
          <table:table-cell table:number-columns-repeated="2"/>
          <table:table-cell office:value-type="float" office:value="-1.26" calcext:value-type="float">
            <text:p>-1.26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  <table:table-cell office:value-type="float" office:value="-0.0245239" calcext:value-type="float">
            <text:p>-0.0245239</text:p>
          </table:table-cell>
          <table:table-cell office:value-type="float" office:value="0.0824936" calcext:value-type="float">
            <text:p>0.0824936</text:p>
          </table:table-cell>
          <table:table-cell table:number-columns-repeated="2"/>
          <table:table-cell office:value-type="float" office:value="0.035467" calcext:value-type="float">
            <text:p>0.035467</text:p>
          </table:table-cell>
          <table:table-cell office:value-type="float" office:value="-0.0875064" calcext:value-type="float">
            <text:p>-0.0875064</text:p>
          </table:table-cell>
        </table:table-row>
        <table:table-row table:style-name="ro1">
          <table:table-cell table:number-columns-repeated="2"/>
          <table:table-cell office:value-type="float" office:value="-1.32" calcext:value-type="float">
            <text:p>-1.32</text:p>
          </table:table-cell>
          <table:table-cell office:value-type="float" office:value="1.045" calcext:value-type="float">
            <text:p>1.045</text:p>
          </table:table-cell>
          <table:table-cell table:number-columns-repeated="2"/>
          <table:table-cell office:value-type="float" office:value="-1.26" calcext:value-type="float">
            <text:p>-1.26</text:p>
          </table:table-cell>
          <table:table-cell office:value-type="float" office:value="0.875" calcext:value-type="float">
            <text:p>0.875</text:p>
          </table:table-cell>
          <table:table-cell table:number-columns-repeated="3"/>
          <table:table-cell office:value-type="float" office:value="0.0353157" calcext:value-type="float">
            <text:p>0.0353157</text:p>
          </table:table-cell>
          <table:table-cell office:value-type="float" office:value="0.040865" calcext:value-type="float">
            <text:p>0.040865</text:p>
          </table:table-cell>
          <table:table-cell table:number-columns-repeated="2"/>
          <table:table-cell office:value-type="float" office:value="-0.0246751" calcext:value-type="float">
            <text:p>-0.0246751</text:p>
          </table:table-cell>
          <table:table-cell office:value-type="float" office:value="-0.039135" calcext:value-type="float">
            <text:p>-0.039135</text:p>
          </table:table-cell>
        </table:table-row>
        <table:table-row table:style-name="ro1">
          <table:table-cell table:number-columns-repeated="2"/>
          <table:table-cell office:value-type="float" office:value="-1.32" calcext:value-type="float">
            <text:p>-1.32</text:p>
          </table:table-cell>
          <table:table-cell office:value-type="float" office:value="1.045" calcext:value-type="float">
            <text:p>1.045</text:p>
          </table:table-cell>
          <table:table-cell table:number-columns-repeated="2"/>
          <table:table-cell office:value-type="float" office:value="-1.38" calcext:value-type="float">
            <text:p>-1.38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office:value-type="float" office:value="-0.0246868" calcext:value-type="float">
            <text:p>-0.0246868</text:p>
          </table:table-cell>
          <table:table-cell office:value-type="float" office:value="0.0823698" calcext:value-type="float">
            <text:p>0.0823698</text:p>
          </table:table-cell>
          <table:table-cell table:number-columns-repeated="2"/>
          <table:table-cell office:value-type="float" office:value="0.0353041" calcext:value-type="float">
            <text:p>0.0353041</text:p>
          </table:table-cell>
          <table:table-cell office:value-type="float" office:value="-0.0876302" calcext:value-type="float">
            <text:p>-0.0876302</text:p>
          </table:table-cell>
        </table:table-row>
        <table:table-row table:style-name="ro1">
          <table:table-cell table:number-columns-repeated="2"/>
          <table:table-cell office:value-type="float" office:value="-1.44" calcext:value-type="float">
            <text:p>-1.44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  <table:table-cell office:value-type="float" office:value="-1.38" calcext:value-type="float">
            <text:p>-1.38</text:p>
          </table:table-cell>
          <table:table-cell office:value-type="float" office:value="0.965" calcext:value-type="float">
            <text:p>0.96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7" calcext:value-type="float">
            <text:p>-0.0246877</text:p>
          </table:table-cell>
          <table:table-cell office:value-type="float" office:value="-0.0391446" calcext:value-type="float">
            <text:p>-0.0391446</text:p>
          </table:table-cell>
        </table:table-row>
        <table:table-row table:style-name="ro1">
          <table:table-cell table:number-columns-repeated="2"/>
          <table:table-cell office:value-type="float" office:value="-1.44" calcext:value-type="float">
            <text:p>-1.44</text:p>
          </table:table-cell>
          <table:table-cell office:value-type="float" office:value="1.135" calcext:value-type="float">
            <text:p>1.135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1.055" calcext:value-type="float">
            <text:p>1.05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.56" calcext:value-type="float">
            <text:p>-1.56</text:p>
          </table:table-cell>
          <table:table-cell office:value-type="float" office:value="1.225" calcext:value-type="float">
            <text:p>1.225</text:p>
          </table:table-cell>
          <table:table-cell table:number-columns-repeated="2"/>
          <table:table-cell office:value-type="float" office:value="-1.5" calcext:value-type="float">
            <text:p>-1.5</text:p>
          </table:table-cell>
          <table:table-cell office:value-type="float" office:value="1.055" calcext:value-type="float">
            <text:p>1.055</text:p>
          </table:table-cell>
          <table:table-cell table:number-columns-repeated="3"/>
          <table:table-cell office:value-type="float" office:value="0.035303" calcext:value-type="float">
            <text:p>0.035303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.56" calcext:value-type="float">
            <text:p>-1.56</text:p>
          </table:table-cell>
          <table:table-cell office:value-type="float" office:value="1.225" calcext:value-type="float">
            <text:p>1.225</text:p>
          </table:table-cell>
          <table:table-cell table:number-columns-repeated="2"/>
          <table:table-cell office:value-type="float" office:value="-1.62" calcext:value-type="float">
            <text:p>-1.62</text:p>
          </table:table-cell>
          <table:table-cell office:value-type="float" office:value="1.145" calcext:value-type="float">
            <text:p>1.14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1" calcext:value-type="float">
            <text:p>-0.0876311</text:p>
          </table:table-cell>
        </table:table-row>
        <table:table-row table:style-name="ro1">
          <table:table-cell table:number-columns-repeated="2"/>
          <table:table-cell office:value-type="float" office:value="-1.68" calcext:value-type="float">
            <text:p>-1.68</text:p>
          </table:table-cell>
          <table:table-cell office:value-type="float" office:value="1.315" calcext:value-type="float">
            <text:p>1.315</text:p>
          </table:table-cell>
          <table:table-cell table:number-columns-repeated="2"/>
          <table:table-cell office:value-type="float" office:value="-1.62" calcext:value-type="float">
            <text:p>-1.62</text:p>
          </table:table-cell>
          <table:table-cell office:value-type="float" office:value="1.145" calcext:value-type="float">
            <text:p>1.14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.68" calcext:value-type="float">
            <text:p>-1.68</text:p>
          </table:table-cell>
          <table:table-cell office:value-type="float" office:value="1.315" calcext:value-type="float">
            <text:p>1.315</text:p>
          </table:table-cell>
          <table:table-cell table:number-columns-repeated="2"/>
          <table:table-cell office:value-type="float" office:value="-1.74" calcext:value-type="float">
            <text:p>-1.74</text:p>
          </table:table-cell>
          <table:table-cell office:value-type="float" office:value="1.235" calcext:value-type="float">
            <text:p>1.23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.8" calcext:value-type="float">
            <text:p>-1.8</text:p>
          </table:table-cell>
          <table:table-cell office:value-type="float" office:value="1.405" calcext:value-type="float">
            <text:p>1.405</text:p>
          </table:table-cell>
          <table:table-cell table:number-columns-repeated="2"/>
          <table:table-cell office:value-type="float" office:value="-1.74" calcext:value-type="float">
            <text:p>-1.74</text:p>
          </table:table-cell>
          <table:table-cell office:value-type="float" office:value="1.235" calcext:value-type="float">
            <text:p>1.23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4" calcext:value-type="float">
            <text:p>0.0408554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.8" calcext:value-type="float">
            <text:p>-1.8</text:p>
          </table:table-cell>
          <table:table-cell office:value-type="float" office:value="1.405" calcext:value-type="float">
            <text:p>1.405</text:p>
          </table:table-cell>
          <table:table-cell table:number-columns-repeated="2"/>
          <table:table-cell office:value-type="float" office:value="-1.86" calcext:value-type="float">
            <text:p>-1.86</text:p>
          </table:table-cell>
          <table:table-cell office:value-type="float" office:value="1.325" calcext:value-type="float">
            <text:p>1.32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.92" calcext:value-type="float">
            <text:p>-1.92</text:p>
          </table:table-cell>
          <table:table-cell office:value-type="float" office:value="1.495" calcext:value-type="float">
            <text:p>1.495</text:p>
          </table:table-cell>
          <table:table-cell table:number-columns-repeated="2"/>
          <table:table-cell office:value-type="float" office:value="-1.86" calcext:value-type="float">
            <text:p>-1.86</text:p>
          </table:table-cell>
          <table:table-cell office:value-type="float" office:value="1.325" calcext:value-type="float">
            <text:p>1.32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.92" calcext:value-type="float">
            <text:p>-1.92</text:p>
          </table:table-cell>
          <table:table-cell office:value-type="float" office:value="1.495" calcext:value-type="float">
            <text:p>1.495</text:p>
          </table:table-cell>
          <table:table-cell table:number-columns-repeated="2"/>
          <table:table-cell office:value-type="float" office:value="-1.98" calcext:value-type="float">
            <text:p>-1.98</text:p>
          </table:table-cell>
          <table:table-cell office:value-type="float" office:value="1.415" calcext:value-type="float">
            <text:p>1.41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" calcext:value-type="float">
            <text:p>0.035303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2.04" calcext:value-type="float">
            <text:p>-2.04</text:p>
          </table:table-cell>
          <table:table-cell office:value-type="float" office:value="1.585" calcext:value-type="float">
            <text:p>1.585</text:p>
          </table:table-cell>
          <table:table-cell table:number-columns-repeated="2"/>
          <table:table-cell office:value-type="float" office:value="-1.98" calcext:value-type="float">
            <text:p>-1.98</text:p>
          </table:table-cell>
          <table:table-cell office:value-type="float" office:value="1.415" calcext:value-type="float">
            <text:p>1.41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2.04" calcext:value-type="float">
            <text:p>-2.04</text:p>
          </table:table-cell>
          <table:table-cell office:value-type="float" office:value="1.585" calcext:value-type="float">
            <text:p>1.58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 office:value-type="float" office:value="1.505" calcext:value-type="float">
            <text:p>1.50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" calcext:value-type="float">
            <text:p>0.035303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2.16" calcext:value-type="float">
            <text:p>-2.16</text:p>
          </table:table-cell>
          <table:table-cell office:value-type="float" office:value="1.675" calcext:value-type="float">
            <text:p>1.675</text:p>
          </table:table-cell>
          <table:table-cell table:number-columns-repeated="2"/>
          <table:table-cell office:value-type="float" office:value="-2.1" calcext:value-type="float">
            <text:p>-2.1</text:p>
          </table:table-cell>
          <table:table-cell office:value-type="float" office:value="1.505" calcext:value-type="float">
            <text:p>1.50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4" calcext:value-type="float">
            <text:p>0.0408554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2.16" calcext:value-type="float">
            <text:p>-2.16</text:p>
          </table:table-cell>
          <table:table-cell office:value-type="float" office:value="1.675" calcext:value-type="float">
            <text:p>1.675</text:p>
          </table:table-cell>
          <table:table-cell table:number-columns-repeated="2"/>
          <table:table-cell office:value-type="float" office:value="-2.22" calcext:value-type="float">
            <text:p>-2.22</text:p>
          </table:table-cell>
          <table:table-cell office:value-type="float" office:value="1.595" calcext:value-type="float">
            <text:p>1.59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2" calcext:value-type="float">
            <text:p>0.0353032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2.28" calcext:value-type="float">
            <text:p>-2.28</text:p>
          </table:table-cell>
          <table:table-cell office:value-type="float" office:value="1.765" calcext:value-type="float">
            <text:p>1.765</text:p>
          </table:table-cell>
          <table:table-cell table:number-columns-repeated="2"/>
          <table:table-cell office:value-type="float" office:value="-2.22" calcext:value-type="float">
            <text:p>-2.22</text:p>
          </table:table-cell>
          <table:table-cell office:value-type="float" office:value="1.595" calcext:value-type="float">
            <text:p>1.595</text:p>
          </table:table-cell>
          <table:table-cell table:number-columns-repeated="3"/>
          <table:table-cell office:value-type="float" office:value="0.035303" calcext:value-type="float">
            <text:p>0.035303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2.28" calcext:value-type="float">
            <text:p>-2.28</text:p>
          </table:table-cell>
          <table:table-cell office:value-type="float" office:value="1.765" calcext:value-type="float">
            <text:p>1.765</text:p>
          </table:table-cell>
          <table:table-cell table:number-columns-repeated="2"/>
          <table:table-cell office:value-type="float" office:value="-2.34" calcext:value-type="float">
            <text:p>-2.34</text:p>
          </table:table-cell>
          <table:table-cell office:value-type="float" office:value="1.685" calcext:value-type="float">
            <text:p>1.685</text:p>
          </table:table-cell>
          <table:table-cell table:number-columns-repeated="3"/>
          <table:table-cell office:value-type="float" office:value="-0.0246653" calcext:value-type="float">
            <text:p>-0.0246653</text:p>
          </table:table-cell>
          <table:table-cell office:value-type="float" office:value="0.0823861" calcext:value-type="float">
            <text:p>0.0823861</text:p>
          </table:table-cell>
          <table:table-cell table:number-columns-repeated="2"/>
          <table:table-cell office:value-type="float" office:value="0.0353255" calcext:value-type="float">
            <text:p>0.0353255</text:p>
          </table:table-cell>
          <table:table-cell office:value-type="float" office:value="-0.0876139" calcext:value-type="float">
            <text:p>-0.0876139</text:p>
          </table:table-cell>
        </table:table-row>
        <table:table-row table:style-name="ro1">
          <table:table-cell table:number-columns-repeated="2"/>
          <table:table-cell office:value-type="float" office:value="-2.4" calcext:value-type="float">
            <text:p>-2.4</text:p>
          </table:table-cell>
          <table:table-cell office:value-type="float" office:value="1.855" calcext:value-type="float">
            <text:p>1.855</text:p>
          </table:table-cell>
          <table:table-cell table:number-columns-repeated="2"/>
          <table:table-cell office:value-type="float" office:value="-2.34" calcext:value-type="float">
            <text:p>-2.34</text:p>
          </table:table-cell>
          <table:table-cell office:value-type="float" office:value="1.685" calcext:value-type="float">
            <text:p>1.685</text:p>
          </table:table-cell>
          <table:table-cell table:number-columns-repeated="3"/>
          <table:table-cell office:value-type="float" office:value="0.037437" calcext:value-type="float">
            <text:p>0.037437</text:p>
          </table:table-cell>
          <table:table-cell office:value-type="float" office:value="0.0424086" calcext:value-type="float">
            <text:p>0.0424086</text:p>
          </table:table-cell>
          <table:table-cell table:number-columns-repeated="2"/>
          <table:table-cell office:value-type="float" office:value="-0.0225539" calcext:value-type="float">
            <text:p>-0.0225539</text:p>
          </table:table-cell>
          <table:table-cell office:value-type="float" office:value="-0.0375914" calcext:value-type="float">
            <text:p>-0.0375914</text:p>
          </table:table-cell>
        </table:table-row>
        <table:table-row table:style-name="ro1">
          <table:table-cell table:number-columns-repeated="2"/>
          <table:table-cell office:value-type="float" office:value="-2.4" calcext:value-type="float">
            <text:p>-2.4</text:p>
          </table:table-cell>
          <table:table-cell office:value-type="float" office:value="1.855" calcext:value-type="float">
            <text:p>1.855</text:p>
          </table:table-cell>
          <table:table-cell table:number-columns-repeated="2"/>
          <table:table-cell office:value-type="float" office:value="-2.46" calcext:value-type="float">
            <text:p>-2.46</text:p>
          </table:table-cell>
          <table:table-cell office:value-type="float" office:value="1.775" calcext:value-type="float">
            <text:p>1.775</text:p>
          </table:table-cell>
          <table:table-cell table:number-columns-repeated="3"/>
          <table:table-cell office:value-type="float" office:value="-0.0223899" calcext:value-type="float">
            <text:p>-0.0223899</text:p>
          </table:table-cell>
          <table:table-cell office:value-type="float" office:value="0.0777194" calcext:value-type="float">
            <text:p>0.0777194</text:p>
          </table:table-cell>
          <table:table-cell table:number-columns-repeated="2"/>
          <table:table-cell office:value-type="float" office:value="0.037601" calcext:value-type="float">
            <text:p>0.037601</text:p>
          </table:table-cell>
          <table:table-cell office:value-type="float" office:value="-0.0922807" calcext:value-type="float">
            <text:p>-0.0922807</text:p>
          </table:table-cell>
        </table:table-row>
        <table:table-row table:style-name="ro1">
          <table:table-cell table:number-columns-repeated="2"/>
          <table:table-cell office:value-type="float" office:value="-2.52" calcext:value-type="float">
            <text:p>-2.52</text:p>
          </table:table-cell>
          <table:table-cell office:value-type="float" office:value="1.945" calcext:value-type="float">
            <text:p>1.945</text:p>
          </table:table-cell>
          <table:table-cell table:number-columns-repeated="2"/>
          <table:table-cell office:value-type="float" office:value="-2.46" calcext:value-type="float">
            <text:p>-2.46</text:p>
          </table:table-cell>
          <table:table-cell office:value-type="float" office:value="1.775" calcext:value-type="float">
            <text:p>1.775</text:p>
          </table:table-cell>
          <table:table-cell table:number-columns-repeated="3"/>
          <table:table-cell office:value-type="float" office:value="0.0376136" calcext:value-type="float">
            <text:p>0.0376136</text:p>
          </table:table-cell>
          <table:table-cell office:value-type="float" office:value="0.0420463" calcext:value-type="float">
            <text:p>0.0420463</text:p>
          </table:table-cell>
          <table:table-cell table:number-columns-repeated="2"/>
          <table:table-cell office:value-type="float" office:value="-0.0223772" calcext:value-type="float">
            <text:p>-0.0223772</text:p>
          </table:table-cell>
          <table:table-cell office:value-type="float" office:value="-0.0379537" calcext:value-type="float">
            <text:p>-0.0379537</text:p>
          </table:table-cell>
        </table:table-row>
        <table:table-row table:style-name="ro1">
          <table:table-cell table:number-columns-repeated="2"/>
          <table:table-cell office:value-type="float" office:value="-2.52" calcext:value-type="float">
            <text:p>-2.52</text:p>
          </table:table-cell>
          <table:table-cell office:value-type="float" office:value="1.945" calcext:value-type="float">
            <text:p>1.945</text:p>
          </table:table-cell>
          <table:table-cell table:number-columns-repeated="2"/>
          <table:table-cell office:value-type="float" office:value="-2.58" calcext:value-type="float">
            <text:p>-2.58</text:p>
          </table:table-cell>
          <table:table-cell office:value-type="float" office:value="1.865" calcext:value-type="float">
            <text:p>1.865</text:p>
          </table:table-cell>
          <table:table-cell table:number-columns-repeated="3"/>
          <table:table-cell office:value-type="float" office:value="-0.0223762" calcext:value-type="float">
            <text:p>-0.0223762</text:p>
          </table:table-cell>
          <table:table-cell office:value-type="float" office:value="0.0776913" calcext:value-type="float">
            <text:p>0.0776913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2.64" calcext:value-type="float">
            <text:p>-2.64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  <table:table-cell office:value-type="float" office:value="-2.58" calcext:value-type="float">
            <text:p>-2.58</text:p>
          </table:table-cell>
          <table:table-cell office:value-type="float" office:value="1.865" calcext:value-type="float">
            <text:p>1.86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2.64" calcext:value-type="float">
            <text:p>-2.64</text:p>
          </table:table-cell>
          <table:table-cell office:value-type="float" office:value="2.035" calcext:value-type="float">
            <text:p>2.035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 office:value-type="float" office:value="1.955" calcext:value-type="float">
            <text:p>1.9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2.76" calcext:value-type="float">
            <text:p>-2.76</text:p>
          </table:table-cell>
          <table:table-cell office:value-type="float" office:value="2.125" calcext:value-type="float">
            <text:p>2.125</text:p>
          </table:table-cell>
          <table:table-cell table:number-columns-repeated="2"/>
          <table:table-cell office:value-type="float" office:value="-2.7" calcext:value-type="float">
            <text:p>-2.7</text:p>
          </table:table-cell>
          <table:table-cell office:value-type="float" office:value="1.955" calcext:value-type="float">
            <text:p>1.95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2.76" calcext:value-type="float">
            <text:p>-2.76</text:p>
          </table:table-cell>
          <table:table-cell office:value-type="float" office:value="2.125" calcext:value-type="float">
            <text:p>2.125</text:p>
          </table:table-cell>
          <table:table-cell table:number-columns-repeated="2"/>
          <table:table-cell office:value-type="float" office:value="-2.82" calcext:value-type="float">
            <text:p>-2.82</text:p>
          </table:table-cell>
          <table:table-cell office:value-type="float" office:value="2.045" calcext:value-type="float">
            <text:p>2.0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2.88" calcext:value-type="float">
            <text:p>-2.88</text:p>
          </table:table-cell>
          <table:table-cell office:value-type="float" office:value="2.215" calcext:value-type="float">
            <text:p>2.215</text:p>
          </table:table-cell>
          <table:table-cell table:number-columns-repeated="2"/>
          <table:table-cell office:value-type="float" office:value="-2.82" calcext:value-type="float">
            <text:p>-2.82</text:p>
          </table:table-cell>
          <table:table-cell office:value-type="float" office:value="2.045" calcext:value-type="float">
            <text:p>2.04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2.88" calcext:value-type="float">
            <text:p>-2.88</text:p>
          </table:table-cell>
          <table:table-cell office:value-type="float" office:value="2.215" calcext:value-type="float">
            <text:p>2.215</text:p>
          </table:table-cell>
          <table:table-cell table:number-columns-repeated="2"/>
          <table:table-cell office:value-type="float" office:value="-2.94" calcext:value-type="float">
            <text:p>-2.94</text:p>
          </table:table-cell>
          <table:table-cell office:value-type="float" office:value="2.135" calcext:value-type="float">
            <text:p>2.1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2.305" calcext:value-type="float">
            <text:p>2.305</text:p>
          </table:table-cell>
          <table:table-cell table:number-columns-repeated="2"/>
          <table:table-cell office:value-type="float" office:value="-2.94" calcext:value-type="float">
            <text:p>-2.94</text:p>
          </table:table-cell>
          <table:table-cell office:value-type="float" office:value="2.135" calcext:value-type="float">
            <text:p>2.13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2.305" calcext:value-type="float">
            <text:p>2.305</text:p>
          </table:table-cell>
          <table:table-cell table:number-columns-repeated="2"/>
          <table:table-cell office:value-type="float" office:value="-3.06" calcext:value-type="float">
            <text:p>-3.06</text:p>
          </table:table-cell>
          <table:table-cell office:value-type="float" office:value="2.225" calcext:value-type="float">
            <text:p>2.2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3.12" calcext:value-type="float">
            <text:p>-3.12</text:p>
          </table:table-cell>
          <table:table-cell office:value-type="float" office:value="2.395" calcext:value-type="float">
            <text:p>2.395</text:p>
          </table:table-cell>
          <table:table-cell table:number-columns-repeated="2"/>
          <table:table-cell office:value-type="float" office:value="-3.06" calcext:value-type="float">
            <text:p>-3.06</text:p>
          </table:table-cell>
          <table:table-cell office:value-type="float" office:value="2.225" calcext:value-type="float">
            <text:p>2.22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12" calcext:value-type="float">
            <text:p>-3.12</text:p>
          </table:table-cell>
          <table:table-cell office:value-type="float" office:value="2.395" calcext:value-type="float">
            <text:p>2.395</text:p>
          </table:table-cell>
          <table:table-cell table:number-columns-repeated="2"/>
          <table:table-cell office:value-type="float" office:value="-3.18" calcext:value-type="float">
            <text:p>-3.18</text:p>
          </table:table-cell>
          <table:table-cell office:value-type="float" office:value="2.315" calcext:value-type="float">
            <text:p>2.3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3.24" calcext:value-type="float">
            <text:p>-3.24</text:p>
          </table:table-cell>
          <table:table-cell office:value-type="float" office:value="2.485" calcext:value-type="float">
            <text:p>2.485</text:p>
          </table:table-cell>
          <table:table-cell table:number-columns-repeated="2"/>
          <table:table-cell office:value-type="float" office:value="-3.18" calcext:value-type="float">
            <text:p>-3.18</text:p>
          </table:table-cell>
          <table:table-cell office:value-type="float" office:value="2.315" calcext:value-type="float">
            <text:p>2.31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24" calcext:value-type="float">
            <text:p>-3.24</text:p>
          </table:table-cell>
          <table:table-cell office:value-type="float" office:value="2.485" calcext:value-type="float">
            <text:p>2.48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 office:value-type="float" office:value="2.405" calcext:value-type="float">
            <text:p>2.4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3.36" calcext:value-type="float">
            <text:p>-3.36</text:p>
          </table:table-cell>
          <table:table-cell office:value-type="float" office:value="2.575" calcext:value-type="float">
            <text:p>2.575</text:p>
          </table:table-cell>
          <table:table-cell table:number-columns-repeated="2"/>
          <table:table-cell office:value-type="float" office:value="-3.3" calcext:value-type="float">
            <text:p>-3.3</text:p>
          </table:table-cell>
          <table:table-cell office:value-type="float" office:value="2.405" calcext:value-type="float">
            <text:p>2.40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36" calcext:value-type="float">
            <text:p>-3.36</text:p>
          </table:table-cell>
          <table:table-cell office:value-type="float" office:value="2.575" calcext:value-type="float">
            <text:p>2.575</text:p>
          </table:table-cell>
          <table:table-cell table:number-columns-repeated="2"/>
          <table:table-cell office:value-type="float" office:value="-3.42" calcext:value-type="float">
            <text:p>-3.42</text:p>
          </table:table-cell>
          <table:table-cell office:value-type="float" office:value="2.495" calcext:value-type="float">
            <text:p>2.4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3.48" calcext:value-type="float">
            <text:p>-3.48</text:p>
          </table:table-cell>
          <table:table-cell office:value-type="float" office:value="2.665" calcext:value-type="float">
            <text:p>2.665</text:p>
          </table:table-cell>
          <table:table-cell table:number-columns-repeated="2"/>
          <table:table-cell office:value-type="float" office:value="-3.42" calcext:value-type="float">
            <text:p>-3.42</text:p>
          </table:table-cell>
          <table:table-cell office:value-type="float" office:value="2.495" calcext:value-type="float">
            <text:p>2.49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48" calcext:value-type="float">
            <text:p>-3.48</text:p>
          </table:table-cell>
          <table:table-cell office:value-type="float" office:value="2.665" calcext:value-type="float">
            <text:p>2.665</text:p>
          </table:table-cell>
          <table:table-cell table:number-columns-repeated="2"/>
          <table:table-cell office:value-type="float" office:value="-3.54" calcext:value-type="float">
            <text:p>-3.54</text:p>
          </table:table-cell>
          <table:table-cell office:value-type="float" office:value="2.585" calcext:value-type="float">
            <text:p>2.5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3.6" calcext:value-type="float">
            <text:p>-3.6</text:p>
          </table:table-cell>
          <table:table-cell office:value-type="float" office:value="2.755" calcext:value-type="float">
            <text:p>2.755</text:p>
          </table:table-cell>
          <table:table-cell table:number-columns-repeated="2"/>
          <table:table-cell office:value-type="float" office:value="-3.54" calcext:value-type="float">
            <text:p>-3.54</text:p>
          </table:table-cell>
          <table:table-cell office:value-type="float" office:value="2.585" calcext:value-type="float">
            <text:p>2.58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6" calcext:value-type="float">
            <text:p>-3.6</text:p>
          </table:table-cell>
          <table:table-cell office:value-type="float" office:value="2.755" calcext:value-type="float">
            <text:p>2.755</text:p>
          </table:table-cell>
          <table:table-cell table:number-columns-repeated="2"/>
          <table:table-cell office:value-type="float" office:value="-3.66" calcext:value-type="float">
            <text:p>-3.66</text:p>
          </table:table-cell>
          <table:table-cell office:value-type="float" office:value="2.675" calcext:value-type="float">
            <text:p>2.67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3.72" calcext:value-type="float">
            <text:p>-3.72</text:p>
          </table:table-cell>
          <table:table-cell office:value-type="float" office:value="2.845" calcext:value-type="float">
            <text:p>2.845</text:p>
          </table:table-cell>
          <table:table-cell table:number-columns-repeated="2"/>
          <table:table-cell office:value-type="float" office:value="-3.66" calcext:value-type="float">
            <text:p>-3.66</text:p>
          </table:table-cell>
          <table:table-cell office:value-type="float" office:value="2.675" calcext:value-type="float">
            <text:p>2.67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72" calcext:value-type="float">
            <text:p>-3.72</text:p>
          </table:table-cell>
          <table:table-cell office:value-type="float" office:value="2.845" calcext:value-type="float">
            <text:p>2.845</text:p>
          </table:table-cell>
          <table:table-cell table:number-columns-repeated="2"/>
          <table:table-cell office:value-type="float" office:value="-3.78" calcext:value-type="float">
            <text:p>-3.78</text:p>
          </table:table-cell>
          <table:table-cell office:value-type="float" office:value="2.765" calcext:value-type="float">
            <text:p>2.76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3.84" calcext:value-type="float">
            <text:p>-3.84</text:p>
          </table:table-cell>
          <table:table-cell office:value-type="float" office:value="2.935" calcext:value-type="float">
            <text:p>2.935</text:p>
          </table:table-cell>
          <table:table-cell table:number-columns-repeated="2"/>
          <table:table-cell office:value-type="float" office:value="-3.78" calcext:value-type="float">
            <text:p>-3.78</text:p>
          </table:table-cell>
          <table:table-cell office:value-type="float" office:value="2.765" calcext:value-type="float">
            <text:p>2.76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84" calcext:value-type="float">
            <text:p>-3.84</text:p>
          </table:table-cell>
          <table:table-cell office:value-type="float" office:value="2.935" calcext:value-type="float">
            <text:p>2.93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 office:value-type="float" office:value="2.855" calcext:value-type="float">
            <text:p>2.8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3.96" calcext:value-type="float">
            <text:p>-3.96</text:p>
          </table:table-cell>
          <table:table-cell office:value-type="float" office:value="3.025" calcext:value-type="float">
            <text:p>3.025</text:p>
          </table:table-cell>
          <table:table-cell table:number-columns-repeated="2"/>
          <table:table-cell office:value-type="float" office:value="-3.9" calcext:value-type="float">
            <text:p>-3.9</text:p>
          </table:table-cell>
          <table:table-cell office:value-type="float" office:value="2.855" calcext:value-type="float">
            <text:p>2.85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3.96" calcext:value-type="float">
            <text:p>-3.96</text:p>
          </table:table-cell>
          <table:table-cell office:value-type="float" office:value="3.025" calcext:value-type="float">
            <text:p>3.025</text:p>
          </table:table-cell>
          <table:table-cell table:number-columns-repeated="2"/>
          <table:table-cell office:value-type="float" office:value="-4.02" calcext:value-type="float">
            <text:p>-4.02</text:p>
          </table:table-cell>
          <table:table-cell office:value-type="float" office:value="2.945" calcext:value-type="float">
            <text:p>2.9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4.08" calcext:value-type="float">
            <text:p>-4.08</text:p>
          </table:table-cell>
          <table:table-cell office:value-type="float" office:value="3.115" calcext:value-type="float">
            <text:p>3.115</text:p>
          </table:table-cell>
          <table:table-cell table:number-columns-repeated="2"/>
          <table:table-cell office:value-type="float" office:value="-4.02" calcext:value-type="float">
            <text:p>-4.02</text:p>
          </table:table-cell>
          <table:table-cell office:value-type="float" office:value="2.945" calcext:value-type="float">
            <text:p>2.94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08" calcext:value-type="float">
            <text:p>-4.08</text:p>
          </table:table-cell>
          <table:table-cell office:value-type="float" office:value="3.115" calcext:value-type="float">
            <text:p>3.115</text:p>
          </table:table-cell>
          <table:table-cell table:number-columns-repeated="2"/>
          <table:table-cell office:value-type="float" office:value="-4.14" calcext:value-type="float">
            <text:p>-4.14</text:p>
          </table:table-cell>
          <table:table-cell office:value-type="float" office:value="3.035" calcext:value-type="float">
            <text:p>3.0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4.2" calcext:value-type="float">
            <text:p>-4.2</text:p>
          </table:table-cell>
          <table:table-cell office:value-type="float" office:value="3.205" calcext:value-type="float">
            <text:p>3.205</text:p>
          </table:table-cell>
          <table:table-cell table:number-columns-repeated="2"/>
          <table:table-cell office:value-type="float" office:value="-4.14" calcext:value-type="float">
            <text:p>-4.14</text:p>
          </table:table-cell>
          <table:table-cell office:value-type="float" office:value="3.035" calcext:value-type="float">
            <text:p>3.03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2" calcext:value-type="float">
            <text:p>-4.2</text:p>
          </table:table-cell>
          <table:table-cell office:value-type="float" office:value="3.205" calcext:value-type="float">
            <text:p>3.205</text:p>
          </table:table-cell>
          <table:table-cell table:number-columns-repeated="2"/>
          <table:table-cell office:value-type="float" office:value="-4.26" calcext:value-type="float">
            <text:p>-4.26</text:p>
          </table:table-cell>
          <table:table-cell office:value-type="float" office:value="3.125" calcext:value-type="float">
            <text:p>3.1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4.32" calcext:value-type="float">
            <text:p>-4.32</text:p>
          </table:table-cell>
          <table:table-cell office:value-type="float" office:value="3.295" calcext:value-type="float">
            <text:p>3.295</text:p>
          </table:table-cell>
          <table:table-cell table:number-columns-repeated="2"/>
          <table:table-cell office:value-type="float" office:value="-4.26" calcext:value-type="float">
            <text:p>-4.26</text:p>
          </table:table-cell>
          <table:table-cell office:value-type="float" office:value="3.125" calcext:value-type="float">
            <text:p>3.12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32" calcext:value-type="float">
            <text:p>-4.32</text:p>
          </table:table-cell>
          <table:table-cell office:value-type="float" office:value="3.295" calcext:value-type="float">
            <text:p>3.295</text:p>
          </table:table-cell>
          <table:table-cell table:number-columns-repeated="2"/>
          <table:table-cell office:value-type="float" office:value="-4.38" calcext:value-type="float">
            <text:p>-4.38</text:p>
          </table:table-cell>
          <table:table-cell office:value-type="float" office:value="3.215" calcext:value-type="float">
            <text:p>3.2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5" calcext:value-type="float">
            <text:p>0.0376145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4.44" calcext:value-type="float">
            <text:p>-4.44</text:p>
          </table:table-cell>
          <table:table-cell office:value-type="float" office:value="3.385" calcext:value-type="float">
            <text:p>3.385</text:p>
          </table:table-cell>
          <table:table-cell table:number-columns-repeated="2"/>
          <table:table-cell office:value-type="float" office:value="-4.38" calcext:value-type="float">
            <text:p>-4.38</text:p>
          </table:table-cell>
          <table:table-cell office:value-type="float" office:value="3.215" calcext:value-type="float">
            <text:p>3.21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44" calcext:value-type="float">
            <text:p>-4.44</text:p>
          </table:table-cell>
          <table:table-cell office:value-type="float" office:value="3.385" calcext:value-type="float">
            <text:p>3.385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 office:value-type="float" office:value="3.305" calcext:value-type="float">
            <text:p>3.3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4.56" calcext:value-type="float">
            <text:p>-4.56</text:p>
          </table:table-cell>
          <table:table-cell office:value-type="float" office:value="3.475" calcext:value-type="float">
            <text:p>3.475</text:p>
          </table:table-cell>
          <table:table-cell table:number-columns-repeated="2"/>
          <table:table-cell office:value-type="float" office:value="-4.5" calcext:value-type="float">
            <text:p>-4.5</text:p>
          </table:table-cell>
          <table:table-cell office:value-type="float" office:value="3.305" calcext:value-type="float">
            <text:p>3.30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56" calcext:value-type="float">
            <text:p>-4.56</text:p>
          </table:table-cell>
          <table:table-cell office:value-type="float" office:value="3.475" calcext:value-type="float">
            <text:p>3.475</text:p>
          </table:table-cell>
          <table:table-cell table:number-columns-repeated="2"/>
          <table:table-cell office:value-type="float" office:value="-4.62" calcext:value-type="float">
            <text:p>-4.62</text:p>
          </table:table-cell>
          <table:table-cell office:value-type="float" office:value="3.395" calcext:value-type="float">
            <text:p>3.3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4.68" calcext:value-type="float">
            <text:p>-4.68</text:p>
          </table:table-cell>
          <table:table-cell office:value-type="float" office:value="3.565" calcext:value-type="float">
            <text:p>3.565</text:p>
          </table:table-cell>
          <table:table-cell table:number-columns-repeated="2"/>
          <table:table-cell office:value-type="float" office:value="-4.62" calcext:value-type="float">
            <text:p>-4.62</text:p>
          </table:table-cell>
          <table:table-cell office:value-type="float" office:value="3.395" calcext:value-type="float">
            <text:p>3.39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68" calcext:value-type="float">
            <text:p>-4.68</text:p>
          </table:table-cell>
          <table:table-cell office:value-type="float" office:value="3.565" calcext:value-type="float">
            <text:p>3.565</text:p>
          </table:table-cell>
          <table:table-cell table:number-columns-repeated="2"/>
          <table:table-cell office:value-type="float" office:value="-4.74" calcext:value-type="float">
            <text:p>-4.74</text:p>
          </table:table-cell>
          <table:table-cell office:value-type="float" office:value="3.485" calcext:value-type="float">
            <text:p>3.4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4.8" calcext:value-type="float">
            <text:p>-4.8</text:p>
          </table:table-cell>
          <table:table-cell office:value-type="float" office:value="3.655" calcext:value-type="float">
            <text:p>3.655</text:p>
          </table:table-cell>
          <table:table-cell table:number-columns-repeated="2"/>
          <table:table-cell office:value-type="float" office:value="-4.74" calcext:value-type="float">
            <text:p>-4.74</text:p>
          </table:table-cell>
          <table:table-cell office:value-type="float" office:value="3.485" calcext:value-type="float">
            <text:p>3.48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8" calcext:value-type="float">
            <text:p>-4.8</text:p>
          </table:table-cell>
          <table:table-cell office:value-type="float" office:value="3.655" calcext:value-type="float">
            <text:p>3.655</text:p>
          </table:table-cell>
          <table:table-cell table:number-columns-repeated="2"/>
          <table:table-cell office:value-type="float" office:value="-4.86" calcext:value-type="float">
            <text:p>-4.86</text:p>
          </table:table-cell>
          <table:table-cell office:value-type="float" office:value="3.575" calcext:value-type="float">
            <text:p>3.57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5" calcext:value-type="float">
            <text:p>0.037615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4.92" calcext:value-type="float">
            <text:p>-4.92</text:p>
          </table:table-cell>
          <table:table-cell office:value-type="float" office:value="3.745" calcext:value-type="float">
            <text:p>3.745</text:p>
          </table:table-cell>
          <table:table-cell table:number-columns-repeated="2"/>
          <table:table-cell office:value-type="float" office:value="-4.86" calcext:value-type="float">
            <text:p>-4.86</text:p>
          </table:table-cell>
          <table:table-cell office:value-type="float" office:value="3.575" calcext:value-type="float">
            <text:p>3.57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4.92" calcext:value-type="float">
            <text:p>-4.92</text:p>
          </table:table-cell>
          <table:table-cell office:value-type="float" office:value="3.745" calcext:value-type="float">
            <text:p>3.745</text:p>
          </table:table-cell>
          <table:table-cell table:number-columns-repeated="2"/>
          <table:table-cell office:value-type="float" office:value="-4.98" calcext:value-type="float">
            <text:p>-4.98</text:p>
          </table:table-cell>
          <table:table-cell office:value-type="float" office:value="3.665" calcext:value-type="float">
            <text:p>3.66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5.04" calcext:value-type="float">
            <text:p>-5.04</text:p>
          </table:table-cell>
          <table:table-cell office:value-type="float" office:value="3.835" calcext:value-type="float">
            <text:p>3.835</text:p>
          </table:table-cell>
          <table:table-cell table:number-columns-repeated="2"/>
          <table:table-cell office:value-type="float" office:value="-4.98" calcext:value-type="float">
            <text:p>-4.98</text:p>
          </table:table-cell>
          <table:table-cell office:value-type="float" office:value="3.665" calcext:value-type="float">
            <text:p>3.66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04" calcext:value-type="float">
            <text:p>-5.04</text:p>
          </table:table-cell>
          <table:table-cell office:value-type="float" office:value="3.835" calcext:value-type="float">
            <text:p>3.835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 office:value-type="float" office:value="3.755" calcext:value-type="float">
            <text:p>3.7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5.16" calcext:value-type="float">
            <text:p>-5.16</text:p>
          </table:table-cell>
          <table:table-cell office:value-type="float" office:value="3.925" calcext:value-type="float">
            <text:p>3.925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 office:value-type="float" office:value="3.755" calcext:value-type="float">
            <text:p>3.75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16" calcext:value-type="float">
            <text:p>-5.16</text:p>
          </table:table-cell>
          <table:table-cell office:value-type="float" office:value="3.925" calcext:value-type="float">
            <text:p>3.925</text:p>
          </table:table-cell>
          <table:table-cell table:number-columns-repeated="2"/>
          <table:table-cell office:value-type="float" office:value="-5.22" calcext:value-type="float">
            <text:p>-5.22</text:p>
          </table:table-cell>
          <table:table-cell office:value-type="float" office:value="3.845" calcext:value-type="float">
            <text:p>3.8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5.28" calcext:value-type="float">
            <text:p>-5.28</text:p>
          </table:table-cell>
          <table:table-cell office:value-type="float" office:value="4.015" calcext:value-type="float">
            <text:p>4.015</text:p>
          </table:table-cell>
          <table:table-cell table:number-columns-repeated="2"/>
          <table:table-cell office:value-type="float" office:value="-5.22" calcext:value-type="float">
            <text:p>-5.22</text:p>
          </table:table-cell>
          <table:table-cell office:value-type="float" office:value="3.845" calcext:value-type="float">
            <text:p>3.84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28" calcext:value-type="float">
            <text:p>-5.28</text:p>
          </table:table-cell>
          <table:table-cell office:value-type="float" office:value="4.015" calcext:value-type="float">
            <text:p>4.015</text:p>
          </table:table-cell>
          <table:table-cell table:number-columns-repeated="2"/>
          <table:table-cell office:value-type="float" office:value="-5.34" calcext:value-type="float">
            <text:p>-5.34</text:p>
          </table:table-cell>
          <table:table-cell office:value-type="float" office:value="3.935" calcext:value-type="float">
            <text:p>3.9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5" calcext:value-type="float">
            <text:p>0.037615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5.4" calcext:value-type="float">
            <text:p>-5.4</text:p>
          </table:table-cell>
          <table:table-cell office:value-type="float" office:value="4.105" calcext:value-type="float">
            <text:p>4.105</text:p>
          </table:table-cell>
          <table:table-cell table:number-columns-repeated="2"/>
          <table:table-cell office:value-type="float" office:value="-5.34" calcext:value-type="float">
            <text:p>-5.34</text:p>
          </table:table-cell>
          <table:table-cell office:value-type="float" office:value="3.935" calcext:value-type="float">
            <text:p>3.935</text:p>
          </table:table-cell>
          <table:table-cell table:number-columns-repeated="3"/>
          <table:table-cell office:value-type="float" office:value="0.0376145" calcext:value-type="float">
            <text:p>0.0376145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4" calcext:value-type="float">
            <text:p>-5.4</text:p>
          </table:table-cell>
          <table:table-cell office:value-type="float" office:value="4.105" calcext:value-type="float">
            <text:p>4.105</text:p>
          </table:table-cell>
          <table:table-cell table:number-columns-repeated="2"/>
          <table:table-cell office:value-type="float" office:value="-5.46" calcext:value-type="float">
            <text:p>-5.46</text:p>
          </table:table-cell>
          <table:table-cell office:value-type="float" office:value="4.025" calcext:value-type="float">
            <text:p>4.0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5.52" calcext:value-type="float">
            <text:p>-5.52</text:p>
          </table:table-cell>
          <table:table-cell office:value-type="float" office:value="4.195" calcext:value-type="float">
            <text:p>4.195</text:p>
          </table:table-cell>
          <table:table-cell table:number-columns-repeated="2"/>
          <table:table-cell office:value-type="float" office:value="-5.46" calcext:value-type="float">
            <text:p>-5.46</text:p>
          </table:table-cell>
          <table:table-cell office:value-type="float" office:value="4.025" calcext:value-type="float">
            <text:p>4.02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52" calcext:value-type="float">
            <text:p>-5.52</text:p>
          </table:table-cell>
          <table:table-cell office:value-type="float" office:value="4.195" calcext:value-type="float">
            <text:p>4.195</text:p>
          </table:table-cell>
          <table:table-cell table:number-columns-repeated="2"/>
          <table:table-cell office:value-type="float" office:value="-5.58" calcext:value-type="float">
            <text:p>-5.58</text:p>
          </table:table-cell>
          <table:table-cell office:value-type="float" office:value="4.115" calcext:value-type="float">
            <text:p>4.1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5.64" calcext:value-type="float">
            <text:p>-5.64</text:p>
          </table:table-cell>
          <table:table-cell office:value-type="float" office:value="4.285" calcext:value-type="float">
            <text:p>4.285</text:p>
          </table:table-cell>
          <table:table-cell table:number-columns-repeated="2"/>
          <table:table-cell office:value-type="float" office:value="-5.58" calcext:value-type="float">
            <text:p>-5.58</text:p>
          </table:table-cell>
          <table:table-cell office:value-type="float" office:value="4.115" calcext:value-type="float">
            <text:p>4.11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64" calcext:value-type="float">
            <text:p>-5.64</text:p>
          </table:table-cell>
          <table:table-cell office:value-type="float" office:value="4.285" calcext:value-type="float">
            <text:p>4.285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 office:value-type="float" office:value="4.205" calcext:value-type="float">
            <text:p>4.2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5.76" calcext:value-type="float">
            <text:p>-5.76</text:p>
          </table:table-cell>
          <table:table-cell office:value-type="float" office:value="4.375" calcext:value-type="float">
            <text:p>4.375</text:p>
          </table:table-cell>
          <table:table-cell table:number-columns-repeated="2"/>
          <table:table-cell office:value-type="float" office:value="-5.7" calcext:value-type="float">
            <text:p>-5.7</text:p>
          </table:table-cell>
          <table:table-cell office:value-type="float" office:value="4.205" calcext:value-type="float">
            <text:p>4.20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76" calcext:value-type="float">
            <text:p>-5.76</text:p>
          </table:table-cell>
          <table:table-cell office:value-type="float" office:value="4.375" calcext:value-type="float">
            <text:p>4.375</text:p>
          </table:table-cell>
          <table:table-cell table:number-columns-repeated="2"/>
          <table:table-cell office:value-type="float" office:value="-5.82" calcext:value-type="float">
            <text:p>-5.82</text:p>
          </table:table-cell>
          <table:table-cell office:value-type="float" office:value="4.295" calcext:value-type="float">
            <text:p>4.2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5.88" calcext:value-type="float">
            <text:p>-5.88</text:p>
          </table:table-cell>
          <table:table-cell office:value-type="float" office:value="4.465" calcext:value-type="float">
            <text:p>4.465</text:p>
          </table:table-cell>
          <table:table-cell table:number-columns-repeated="2"/>
          <table:table-cell office:value-type="float" office:value="-5.82" calcext:value-type="float">
            <text:p>-5.82</text:p>
          </table:table-cell>
          <table:table-cell office:value-type="float" office:value="4.295" calcext:value-type="float">
            <text:p>4.295</text:p>
          </table:table-cell>
          <table:table-cell table:number-columns-repeated="3"/>
          <table:table-cell office:value-type="float" office:value="0.0376145" calcext:value-type="float">
            <text:p>0.0376145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5.88" calcext:value-type="float">
            <text:p>-5.88</text:p>
          </table:table-cell>
          <table:table-cell office:value-type="float" office:value="4.465" calcext:value-type="float">
            <text:p>4.465</text:p>
          </table:table-cell>
          <table:table-cell table:number-columns-repeated="2"/>
          <table:table-cell office:value-type="float" office:value="-5.94" calcext:value-type="float">
            <text:p>-5.94</text:p>
          </table:table-cell>
          <table:table-cell office:value-type="float" office:value="4.385" calcext:value-type="float">
            <text:p>4.3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4.555" calcext:value-type="float">
            <text:p>4.555</text:p>
          </table:table-cell>
          <table:table-cell table:number-columns-repeated="2"/>
          <table:table-cell office:value-type="float" office:value="-5.94" calcext:value-type="float">
            <text:p>-5.94</text:p>
          </table:table-cell>
          <table:table-cell office:value-type="float" office:value="4.385" calcext:value-type="float">
            <text:p>4.38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4.555" calcext:value-type="float">
            <text:p>4.555</text:p>
          </table:table-cell>
          <table:table-cell table:number-columns-repeated="2"/>
          <table:table-cell office:value-type="float" office:value="-6.06" calcext:value-type="float">
            <text:p>-6.06</text:p>
          </table:table-cell>
          <table:table-cell office:value-type="float" office:value="4.475" calcext:value-type="float">
            <text:p>4.47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6.12" calcext:value-type="float">
            <text:p>-6.12</text:p>
          </table:table-cell>
          <table:table-cell office:value-type="float" office:value="4.645" calcext:value-type="float">
            <text:p>4.645</text:p>
          </table:table-cell>
          <table:table-cell table:number-columns-repeated="2"/>
          <table:table-cell office:value-type="float" office:value="-6.06" calcext:value-type="float">
            <text:p>-6.06</text:p>
          </table:table-cell>
          <table:table-cell office:value-type="float" office:value="4.475" calcext:value-type="float">
            <text:p>4.47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12" calcext:value-type="float">
            <text:p>-6.12</text:p>
          </table:table-cell>
          <table:table-cell office:value-type="float" office:value="4.645" calcext:value-type="float">
            <text:p>4.645</text:p>
          </table:table-cell>
          <table:table-cell table:number-columns-repeated="2"/>
          <table:table-cell office:value-type="float" office:value="-6.18" calcext:value-type="float">
            <text:p>-6.18</text:p>
          </table:table-cell>
          <table:table-cell office:value-type="float" office:value="4.565" calcext:value-type="float">
            <text:p>4.56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6.24" calcext:value-type="float">
            <text:p>-6.24</text:p>
          </table:table-cell>
          <table:table-cell office:value-type="float" office:value="4.735" calcext:value-type="float">
            <text:p>4.735</text:p>
          </table:table-cell>
          <table:table-cell table:number-columns-repeated="2"/>
          <table:table-cell office:value-type="float" office:value="-6.18" calcext:value-type="float">
            <text:p>-6.18</text:p>
          </table:table-cell>
          <table:table-cell office:value-type="float" office:value="4.565" calcext:value-type="float">
            <text:p>4.56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24" calcext:value-type="float">
            <text:p>-6.24</text:p>
          </table:table-cell>
          <table:table-cell office:value-type="float" office:value="4.735" calcext:value-type="float">
            <text:p>4.735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 office:value-type="float" office:value="4.655" calcext:value-type="float">
            <text:p>4.6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6.36" calcext:value-type="float">
            <text:p>-6.36</text:p>
          </table:table-cell>
          <table:table-cell office:value-type="float" office:value="4.825" calcext:value-type="float">
            <text:p>4.825</text:p>
          </table:table-cell>
          <table:table-cell table:number-columns-repeated="2"/>
          <table:table-cell office:value-type="float" office:value="-6.3" calcext:value-type="float">
            <text:p>-6.3</text:p>
          </table:table-cell>
          <table:table-cell office:value-type="float" office:value="4.655" calcext:value-type="float">
            <text:p>4.655</text:p>
          </table:table-cell>
          <table:table-cell table:number-columns-repeated="3"/>
          <table:table-cell office:value-type="float" office:value="0.037615" calcext:value-type="float">
            <text:p>0.037615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36" calcext:value-type="float">
            <text:p>-6.36</text:p>
          </table:table-cell>
          <table:table-cell office:value-type="float" office:value="4.825" calcext:value-type="float">
            <text:p>4.825</text:p>
          </table:table-cell>
          <table:table-cell table:number-columns-repeated="2"/>
          <table:table-cell office:value-type="float" office:value="-6.42" calcext:value-type="float">
            <text:p>-6.42</text:p>
          </table:table-cell>
          <table:table-cell office:value-type="float" office:value="4.745" calcext:value-type="float">
            <text:p>4.7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6.48" calcext:value-type="float">
            <text:p>-6.48</text:p>
          </table:table-cell>
          <table:table-cell office:value-type="float" office:value="4.915" calcext:value-type="float">
            <text:p>4.915</text:p>
          </table:table-cell>
          <table:table-cell table:number-columns-repeated="2"/>
          <table:table-cell office:value-type="float" office:value="-6.42" calcext:value-type="float">
            <text:p>-6.42</text:p>
          </table:table-cell>
          <table:table-cell office:value-type="float" office:value="4.745" calcext:value-type="float">
            <text:p>4.74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48" calcext:value-type="float">
            <text:p>-6.48</text:p>
          </table:table-cell>
          <table:table-cell office:value-type="float" office:value="4.915" calcext:value-type="float">
            <text:p>4.915</text:p>
          </table:table-cell>
          <table:table-cell table:number-columns-repeated="2"/>
          <table:table-cell office:value-type="float" office:value="-6.54" calcext:value-type="float">
            <text:p>-6.54</text:p>
          </table:table-cell>
          <table:table-cell office:value-type="float" office:value="4.835" calcext:value-type="float">
            <text:p>4.8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6.6" calcext:value-type="float">
            <text:p>-6.6</text:p>
          </table:table-cell>
          <table:table-cell office:value-type="float" office:value="5.005" calcext:value-type="float">
            <text:p>5.005</text:p>
          </table:table-cell>
          <table:table-cell table:number-columns-repeated="2"/>
          <table:table-cell office:value-type="float" office:value="-6.54" calcext:value-type="float">
            <text:p>-6.54</text:p>
          </table:table-cell>
          <table:table-cell office:value-type="float" office:value="4.835" calcext:value-type="float">
            <text:p>4.83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6" calcext:value-type="float">
            <text:p>-6.6</text:p>
          </table:table-cell>
          <table:table-cell office:value-type="float" office:value="5.005" calcext:value-type="float">
            <text:p>5.005</text:p>
          </table:table-cell>
          <table:table-cell table:number-columns-repeated="2"/>
          <table:table-cell office:value-type="float" office:value="-6.66" calcext:value-type="float">
            <text:p>-6.66</text:p>
          </table:table-cell>
          <table:table-cell office:value-type="float" office:value="4.925" calcext:value-type="float">
            <text:p>4.9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6.72" calcext:value-type="float">
            <text:p>-6.72</text:p>
          </table:table-cell>
          <table:table-cell office:value-type="float" office:value="5.095" calcext:value-type="float">
            <text:p>5.095</text:p>
          </table:table-cell>
          <table:table-cell table:number-columns-repeated="2"/>
          <table:table-cell office:value-type="float" office:value="-6.66" calcext:value-type="float">
            <text:p>-6.66</text:p>
          </table:table-cell>
          <table:table-cell office:value-type="float" office:value="4.925" calcext:value-type="float">
            <text:p>4.92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72" calcext:value-type="float">
            <text:p>-6.72</text:p>
          </table:table-cell>
          <table:table-cell office:value-type="float" office:value="5.095" calcext:value-type="float">
            <text:p>5.095</text:p>
          </table:table-cell>
          <table:table-cell table:number-columns-repeated="2"/>
          <table:table-cell office:value-type="float" office:value="-6.78" calcext:value-type="float">
            <text:p>-6.78</text:p>
          </table:table-cell>
          <table:table-cell office:value-type="float" office:value="5.015" calcext:value-type="float">
            <text:p>5.0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6.84" calcext:value-type="float">
            <text:p>-6.84</text:p>
          </table:table-cell>
          <table:table-cell office:value-type="float" office:value="5.185" calcext:value-type="float">
            <text:p>5.185</text:p>
          </table:table-cell>
          <table:table-cell table:number-columns-repeated="2"/>
          <table:table-cell office:value-type="float" office:value="-6.78" calcext:value-type="float">
            <text:p>-6.78</text:p>
          </table:table-cell>
          <table:table-cell office:value-type="float" office:value="5.015" calcext:value-type="float">
            <text:p>5.015</text:p>
          </table:table-cell>
          <table:table-cell table:number-columns-repeated="3"/>
          <table:table-cell office:value-type="float" office:value="0.037615" calcext:value-type="float">
            <text:p>0.037615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84" calcext:value-type="float">
            <text:p>-6.84</text:p>
          </table:table-cell>
          <table:table-cell office:value-type="float" office:value="5.185" calcext:value-type="float">
            <text:p>5.185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 office:value-type="float" office:value="5.105" calcext:value-type="float">
            <text:p>5.1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5" calcext:value-type="float">
            <text:p>0.0376145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6.96" calcext:value-type="float">
            <text:p>-6.96</text:p>
          </table:table-cell>
          <table:table-cell office:value-type="float" office:value="5.275" calcext:value-type="float">
            <text:p>5.275</text:p>
          </table:table-cell>
          <table:table-cell table:number-columns-repeated="2"/>
          <table:table-cell office:value-type="float" office:value="-6.9" calcext:value-type="float">
            <text:p>-6.9</text:p>
          </table:table-cell>
          <table:table-cell office:value-type="float" office:value="5.105" calcext:value-type="float">
            <text:p>5.10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6.96" calcext:value-type="float">
            <text:p>-6.96</text:p>
          </table:table-cell>
          <table:table-cell office:value-type="float" office:value="5.275" calcext:value-type="float">
            <text:p>5.275</text:p>
          </table:table-cell>
          <table:table-cell table:number-columns-repeated="2"/>
          <table:table-cell office:value-type="float" office:value="-7.02" calcext:value-type="float">
            <text:p>-7.02</text:p>
          </table:table-cell>
          <table:table-cell office:value-type="float" office:value="5.195" calcext:value-type="float">
            <text:p>5.1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7.08" calcext:value-type="float">
            <text:p>-7.08</text:p>
          </table:table-cell>
          <table:table-cell office:value-type="float" office:value="5.365" calcext:value-type="float">
            <text:p>5.365</text:p>
          </table:table-cell>
          <table:table-cell table:number-columns-repeated="2"/>
          <table:table-cell office:value-type="float" office:value="-7.02" calcext:value-type="float">
            <text:p>-7.02</text:p>
          </table:table-cell>
          <table:table-cell office:value-type="float" office:value="5.195" calcext:value-type="float">
            <text:p>5.19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08" calcext:value-type="float">
            <text:p>-7.08</text:p>
          </table:table-cell>
          <table:table-cell office:value-type="float" office:value="5.365" calcext:value-type="float">
            <text:p>5.365</text:p>
          </table:table-cell>
          <table:table-cell table:number-columns-repeated="2"/>
          <table:table-cell office:value-type="float" office:value="-7.14" calcext:value-type="float">
            <text:p>-7.14</text:p>
          </table:table-cell>
          <table:table-cell office:value-type="float" office:value="5.285" calcext:value-type="float">
            <text:p>5.2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7.2" calcext:value-type="float">
            <text:p>-7.2</text:p>
          </table:table-cell>
          <table:table-cell office:value-type="float" office:value="5.455" calcext:value-type="float">
            <text:p>5.455</text:p>
          </table:table-cell>
          <table:table-cell table:number-columns-repeated="2"/>
          <table:table-cell office:value-type="float" office:value="-7.14" calcext:value-type="float">
            <text:p>-7.14</text:p>
          </table:table-cell>
          <table:table-cell office:value-type="float" office:value="5.285" calcext:value-type="float">
            <text:p>5.28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38" calcext:value-type="float">
            <text:p>0.0420438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2" calcext:value-type="float">
            <text:p>-7.2</text:p>
          </table:table-cell>
          <table:table-cell office:value-type="float" office:value="5.455" calcext:value-type="float">
            <text:p>5.455</text:p>
          </table:table-cell>
          <table:table-cell table:number-columns-repeated="2"/>
          <table:table-cell office:value-type="float" office:value="-7.26" calcext:value-type="float">
            <text:p>-7.26</text:p>
          </table:table-cell>
          <table:table-cell office:value-type="float" office:value="5.375" calcext:value-type="float">
            <text:p>5.37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7.32" calcext:value-type="float">
            <text:p>-7.32</text:p>
          </table:table-cell>
          <table:table-cell office:value-type="float" office:value="5.545" calcext:value-type="float">
            <text:p>5.545</text:p>
          </table:table-cell>
          <table:table-cell table:number-columns-repeated="2"/>
          <table:table-cell office:value-type="float" office:value="-7.26" calcext:value-type="float">
            <text:p>-7.26</text:p>
          </table:table-cell>
          <table:table-cell office:value-type="float" office:value="5.375" calcext:value-type="float">
            <text:p>5.37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32" calcext:value-type="float">
            <text:p>-7.32</text:p>
          </table:table-cell>
          <table:table-cell office:value-type="float" office:value="5.545" calcext:value-type="float">
            <text:p>5.545</text:p>
          </table:table-cell>
          <table:table-cell table:number-columns-repeated="2"/>
          <table:table-cell office:value-type="float" office:value="-7.38" calcext:value-type="float">
            <text:p>-7.38</text:p>
          </table:table-cell>
          <table:table-cell office:value-type="float" office:value="5.465" calcext:value-type="float">
            <text:p>5.46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5" calcext:value-type="float">
            <text:p>0.0376145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7.44" calcext:value-type="float">
            <text:p>-7.44</text:p>
          </table:table-cell>
          <table:table-cell office:value-type="float" office:value="5.635" calcext:value-type="float">
            <text:p>5.635</text:p>
          </table:table-cell>
          <table:table-cell table:number-columns-repeated="2"/>
          <table:table-cell office:value-type="float" office:value="-7.38" calcext:value-type="float">
            <text:p>-7.38</text:p>
          </table:table-cell>
          <table:table-cell office:value-type="float" office:value="5.465" calcext:value-type="float">
            <text:p>5.46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44" calcext:value-type="float">
            <text:p>-7.44</text:p>
          </table:table-cell>
          <table:table-cell office:value-type="float" office:value="5.635" calcext:value-type="float">
            <text:p>5.635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 office:value-type="float" office:value="5.555" calcext:value-type="float">
            <text:p>5.5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7.56" calcext:value-type="float">
            <text:p>-7.56</text:p>
          </table:table-cell>
          <table:table-cell office:value-type="float" office:value="5.725" calcext:value-type="float">
            <text:p>5.725</text:p>
          </table:table-cell>
          <table:table-cell table:number-columns-repeated="2"/>
          <table:table-cell office:value-type="float" office:value="-7.5" calcext:value-type="float">
            <text:p>-7.5</text:p>
          </table:table-cell>
          <table:table-cell office:value-type="float" office:value="5.555" calcext:value-type="float">
            <text:p>5.55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3" calcext:value-type="float">
            <text:p>0.0420443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56" calcext:value-type="float">
            <text:p>-7.56</text:p>
          </table:table-cell>
          <table:table-cell office:value-type="float" office:value="5.725" calcext:value-type="float">
            <text:p>5.725</text:p>
          </table:table-cell>
          <table:table-cell table:number-columns-repeated="2"/>
          <table:table-cell office:value-type="float" office:value="-7.62" calcext:value-type="float">
            <text:p>-7.62</text:p>
          </table:table-cell>
          <table:table-cell office:value-type="float" office:value="5.645" calcext:value-type="float">
            <text:p>5.6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7.68" calcext:value-type="float">
            <text:p>-7.68</text:p>
          </table:table-cell>
          <table:table-cell office:value-type="float" office:value="5.815" calcext:value-type="float">
            <text:p>5.815</text:p>
          </table:table-cell>
          <table:table-cell table:number-columns-repeated="2"/>
          <table:table-cell office:value-type="float" office:value="-7.62" calcext:value-type="float">
            <text:p>-7.62</text:p>
          </table:table-cell>
          <table:table-cell office:value-type="float" office:value="5.645" calcext:value-type="float">
            <text:p>5.64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68" calcext:value-type="float">
            <text:p>-7.68</text:p>
          </table:table-cell>
          <table:table-cell office:value-type="float" office:value="5.815" calcext:value-type="float">
            <text:p>5.815</text:p>
          </table:table-cell>
          <table:table-cell table:number-columns-repeated="2"/>
          <table:table-cell office:value-type="float" office:value="-7.74" calcext:value-type="float">
            <text:p>-7.74</text:p>
          </table:table-cell>
          <table:table-cell office:value-type="float" office:value="5.735" calcext:value-type="float">
            <text:p>5.7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7.8" calcext:value-type="float">
            <text:p>-7.8</text:p>
          </table:table-cell>
          <table:table-cell office:value-type="float" office:value="5.905" calcext:value-type="float">
            <text:p>5.905</text:p>
          </table:table-cell>
          <table:table-cell table:number-columns-repeated="2"/>
          <table:table-cell office:value-type="float" office:value="-7.74" calcext:value-type="float">
            <text:p>-7.74</text:p>
          </table:table-cell>
          <table:table-cell office:value-type="float" office:value="5.735" calcext:value-type="float">
            <text:p>5.73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8" calcext:value-type="float">
            <text:p>-7.8</text:p>
          </table:table-cell>
          <table:table-cell office:value-type="float" office:value="5.905" calcext:value-type="float">
            <text:p>5.905</text:p>
          </table:table-cell>
          <table:table-cell table:number-columns-repeated="2"/>
          <table:table-cell office:value-type="float" office:value="-7.86" calcext:value-type="float">
            <text:p>-7.86</text:p>
          </table:table-cell>
          <table:table-cell office:value-type="float" office:value="5.825" calcext:value-type="float">
            <text:p>5.8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5" calcext:value-type="float">
            <text:p>0.037615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7.92" calcext:value-type="float">
            <text:p>-7.92</text:p>
          </table:table-cell>
          <table:table-cell office:value-type="float" office:value="5.995" calcext:value-type="float">
            <text:p>5.995</text:p>
          </table:table-cell>
          <table:table-cell table:number-columns-repeated="2"/>
          <table:table-cell office:value-type="float" office:value="-7.86" calcext:value-type="float">
            <text:p>-7.86</text:p>
          </table:table-cell>
          <table:table-cell office:value-type="float" office:value="5.825" calcext:value-type="float">
            <text:p>5.82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3" calcext:value-type="float">
            <text:p>0.0420443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7.92" calcext:value-type="float">
            <text:p>-7.92</text:p>
          </table:table-cell>
          <table:table-cell office:value-type="float" office:value="5.995" calcext:value-type="float">
            <text:p>5.995</text:p>
          </table:table-cell>
          <table:table-cell table:number-columns-repeated="2"/>
          <table:table-cell office:value-type="float" office:value="-7.98" calcext:value-type="float">
            <text:p>-7.98</text:p>
          </table:table-cell>
          <table:table-cell office:value-type="float" office:value="5.915" calcext:value-type="float">
            <text:p>5.9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8.04" calcext:value-type="float">
            <text:p>-8.04</text:p>
          </table:table-cell>
          <table:table-cell office:value-type="float" office:value="6.085" calcext:value-type="float">
            <text:p>6.085</text:p>
          </table:table-cell>
          <table:table-cell table:number-columns-repeated="2"/>
          <table:table-cell office:value-type="float" office:value="-7.98" calcext:value-type="float">
            <text:p>-7.98</text:p>
          </table:table-cell>
          <table:table-cell office:value-type="float" office:value="5.915" calcext:value-type="float">
            <text:p>5.91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04" calcext:value-type="float">
            <text:p>-8.04</text:p>
          </table:table-cell>
          <table:table-cell office:value-type="float" office:value="6.085" calcext:value-type="float">
            <text:p>6.085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 office:value-type="float" office:value="6.005" calcext:value-type="float">
            <text:p>6.0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8.16" calcext:value-type="float">
            <text:p>-8.16</text:p>
          </table:table-cell>
          <table:table-cell office:value-type="float" office:value="6.175" calcext:value-type="float">
            <text:p>6.175</text:p>
          </table:table-cell>
          <table:table-cell table:number-columns-repeated="2"/>
          <table:table-cell office:value-type="float" office:value="-8.1" calcext:value-type="float">
            <text:p>-8.1</text:p>
          </table:table-cell>
          <table:table-cell office:value-type="float" office:value="6.005" calcext:value-type="float">
            <text:p>6.005</text:p>
          </table:table-cell>
          <table:table-cell table:number-columns-repeated="3"/>
          <table:table-cell office:value-type="float" office:value="0.0376148" calcext:value-type="float">
            <text:p>0.0376148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16" calcext:value-type="float">
            <text:p>-8.16</text:p>
          </table:table-cell>
          <table:table-cell office:value-type="float" office:value="6.175" calcext:value-type="float">
            <text:p>6.175</text:p>
          </table:table-cell>
          <table:table-cell table:number-columns-repeated="2"/>
          <table:table-cell office:value-type="float" office:value="-8.22" calcext:value-type="float">
            <text:p>-8.22</text:p>
          </table:table-cell>
          <table:table-cell office:value-type="float" office:value="6.095" calcext:value-type="float">
            <text:p>6.0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4" calcext:value-type="float">
            <text:p>0.0376144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8.28" calcext:value-type="float">
            <text:p>-8.28</text:p>
          </table:table-cell>
          <table:table-cell office:value-type="float" office:value="6.265" calcext:value-type="float">
            <text:p>6.265</text:p>
          </table:table-cell>
          <table:table-cell table:number-columns-repeated="2"/>
          <table:table-cell office:value-type="float" office:value="-8.22" calcext:value-type="float">
            <text:p>-8.22</text:p>
          </table:table-cell>
          <table:table-cell office:value-type="float" office:value="6.095" calcext:value-type="float">
            <text:p>6.09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3" calcext:value-type="float">
            <text:p>0.0420443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28" calcext:value-type="float">
            <text:p>-8.28</text:p>
          </table:table-cell>
          <table:table-cell office:value-type="float" office:value="6.265" calcext:value-type="float">
            <text:p>6.265</text:p>
          </table:table-cell>
          <table:table-cell table:number-columns-repeated="2"/>
          <table:table-cell office:value-type="float" office:value="-8.34" calcext:value-type="float">
            <text:p>-8.34</text:p>
          </table:table-cell>
          <table:table-cell office:value-type="float" office:value="6.185" calcext:value-type="float">
            <text:p>6.1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5" calcext:value-type="float">
            <text:p>0.0376145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8.4" calcext:value-type="float">
            <text:p>-8.4</text:p>
          </table:table-cell>
          <table:table-cell office:value-type="float" office:value="6.355" calcext:value-type="float">
            <text:p>6.355</text:p>
          </table:table-cell>
          <table:table-cell table:number-columns-repeated="2"/>
          <table:table-cell office:value-type="float" office:value="-8.34" calcext:value-type="float">
            <text:p>-8.34</text:p>
          </table:table-cell>
          <table:table-cell office:value-type="float" office:value="6.185" calcext:value-type="float">
            <text:p>6.185</text:p>
          </table:table-cell>
          <table:table-cell table:number-columns-repeated="3"/>
          <table:table-cell office:value-type="float" office:value="0.037615" calcext:value-type="float">
            <text:p>0.037615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4" calcext:value-type="float">
            <text:p>-8.4</text:p>
          </table:table-cell>
          <table:table-cell office:value-type="float" office:value="6.355" calcext:value-type="float">
            <text:p>6.355</text:p>
          </table:table-cell>
          <table:table-cell table:number-columns-repeated="2"/>
          <table:table-cell office:value-type="float" office:value="-8.46" calcext:value-type="float">
            <text:p>-8.46</text:p>
          </table:table-cell>
          <table:table-cell office:value-type="float" office:value="6.275" calcext:value-type="float">
            <text:p>6.27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8.52" calcext:value-type="float">
            <text:p>-8.52</text:p>
          </table:table-cell>
          <table:table-cell office:value-type="float" office:value="6.445" calcext:value-type="float">
            <text:p>6.445</text:p>
          </table:table-cell>
          <table:table-cell table:number-columns-repeated="2"/>
          <table:table-cell office:value-type="float" office:value="-8.46" calcext:value-type="float">
            <text:p>-8.46</text:p>
          </table:table-cell>
          <table:table-cell office:value-type="float" office:value="6.275" calcext:value-type="float">
            <text:p>6.275</text:p>
          </table:table-cell>
          <table:table-cell table:number-columns-repeated="3"/>
          <table:table-cell office:value-type="float" office:value="0.0376151" calcext:value-type="float">
            <text:p>0.0376151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52" calcext:value-type="float">
            <text:p>-8.52</text:p>
          </table:table-cell>
          <table:table-cell office:value-type="float" office:value="6.445" calcext:value-type="float">
            <text:p>6.445</text:p>
          </table:table-cell>
          <table:table-cell table:number-columns-repeated="2"/>
          <table:table-cell office:value-type="float" office:value="-8.58" calcext:value-type="float">
            <text:p>-8.58</text:p>
          </table:table-cell>
          <table:table-cell office:value-type="float" office:value="6.365" calcext:value-type="float">
            <text:p>6.36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8.64" calcext:value-type="float">
            <text:p>-8.64</text:p>
          </table:table-cell>
          <table:table-cell office:value-type="float" office:value="6.535" calcext:value-type="float">
            <text:p>6.535</text:p>
          </table:table-cell>
          <table:table-cell table:number-columns-repeated="2"/>
          <table:table-cell office:value-type="float" office:value="-8.58" calcext:value-type="float">
            <text:p>-8.58</text:p>
          </table:table-cell>
          <table:table-cell office:value-type="float" office:value="6.365" calcext:value-type="float">
            <text:p>6.365</text:p>
          </table:table-cell>
          <table:table-cell table:number-columns-repeated="3"/>
          <table:table-cell office:value-type="float" office:value="0.0376143" calcext:value-type="float">
            <text:p>0.0376143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64" calcext:value-type="float">
            <text:p>-8.64</text:p>
          </table:table-cell>
          <table:table-cell office:value-type="float" office:value="6.535" calcext:value-type="float">
            <text:p>6.535</text:p>
          </table:table-cell>
          <table:table-cell table:number-columns-repeated="2"/>
          <table:table-cell office:value-type="float" office:value="-8.7" calcext:value-type="float">
            <text:p>-8.7</text:p>
          </table:table-cell>
          <table:table-cell office:value-type="float" office:value="6.455" calcext:value-type="float">
            <text:p>6.45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8" calcext:value-type="float">
            <text:p>0.0376148</text:p>
          </table:table-cell>
          <table:table-cell office:value-type="float" office:value="-0.0923091" calcext:value-type="float">
            <text:p>-0.0923091</text:p>
          </table:table-cell>
        </table:table-row>
        <table:table-row table:style-name="ro1">
          <table:table-cell table:number-columns-repeated="2"/>
          <table:table-cell office:value-type="float" office:value="-8.76" calcext:value-type="float">
            <text:p>-8.76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-8.7" calcext:value-type="float">
            <text:p>-8.7</text:p>
          </table:table-cell>
          <table:table-cell office:value-type="float" office:value="6.455" calcext:value-type="float">
            <text:p>6.455</text:p>
          </table:table-cell>
          <table:table-cell table:number-columns-repeated="3"/>
          <table:table-cell office:value-type="float" office:value="0.0376144" calcext:value-type="float">
            <text:p>0.0376144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76" calcext:value-type="float">
            <text:p>-8.76</text:p>
          </table:table-cell>
          <table:table-cell office:value-type="float" office:value="6.625" calcext:value-type="float">
            <text:p>6.625</text:p>
          </table:table-cell>
          <table:table-cell table:number-columns-repeated="2"/>
          <table:table-cell office:value-type="float" office:value="-8.82" calcext:value-type="float">
            <text:p>-8.82</text:p>
          </table:table-cell>
          <table:table-cell office:value-type="float" office:value="6.545" calcext:value-type="float">
            <text:p>6.54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9" calcext:value-type="float">
            <text:p>0.0376149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8.88" calcext:value-type="float">
            <text:p>-8.88</text:p>
          </table:table-cell>
          <table:table-cell office:value-type="float" office:value="6.715" calcext:value-type="float">
            <text:p>6.715</text:p>
          </table:table-cell>
          <table:table-cell table:number-columns-repeated="2"/>
          <table:table-cell office:value-type="float" office:value="-8.82" calcext:value-type="float">
            <text:p>-8.82</text:p>
          </table:table-cell>
          <table:table-cell office:value-type="float" office:value="6.545" calcext:value-type="float">
            <text:p>6.545</text:p>
          </table:table-cell>
          <table:table-cell table:number-columns-repeated="3"/>
          <table:table-cell office:value-type="float" office:value="0.0376145" calcext:value-type="float">
            <text:p>0.0376145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8.88" calcext:value-type="float">
            <text:p>-8.88</text:p>
          </table:table-cell>
          <table:table-cell office:value-type="float" office:value="6.715" calcext:value-type="float">
            <text:p>6.715</text:p>
          </table:table-cell>
          <table:table-cell table:number-columns-repeated="2"/>
          <table:table-cell office:value-type="float" office:value="-8.94" calcext:value-type="float">
            <text:p>-8.94</text:p>
          </table:table-cell>
          <table:table-cell office:value-type="float" office:value="6.635" calcext:value-type="float">
            <text:p>6.63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5" calcext:value-type="float">
            <text:p>0.037615</text:p>
          </table:table-cell>
          <table:table-cell office:value-type="float" office:value="-0.0923088" calcext:value-type="float">
            <text:p>-0.0923088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6.805" calcext:value-type="float">
            <text:p>6.805</text:p>
          </table:table-cell>
          <table:table-cell table:number-columns-repeated="2"/>
          <table:table-cell office:value-type="float" office:value="-8.94" calcext:value-type="float">
            <text:p>-8.94</text:p>
          </table:table-cell>
          <table:table-cell office:value-type="float" office:value="6.635" calcext:value-type="float">
            <text:p>6.635</text:p>
          </table:table-cell>
          <table:table-cell table:number-columns-repeated="3"/>
          <table:table-cell office:value-type="float" office:value="0.0376146" calcext:value-type="float">
            <text:p>0.0376146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6.805" calcext:value-type="float">
            <text:p>6.805</text:p>
          </table:table-cell>
          <table:table-cell table:number-columns-repeated="2"/>
          <table:table-cell office:value-type="float" office:value="-9.06" calcext:value-type="float">
            <text:p>-9.06</text:p>
          </table:table-cell>
          <table:table-cell office:value-type="float" office:value="6.725" calcext:value-type="float">
            <text:p>6.72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52" calcext:value-type="float">
            <text:p>0.0376152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9.12" calcext:value-type="float">
            <text:p>-9.12</text:p>
          </table:table-cell>
          <table:table-cell office:value-type="float" office:value="6.895" calcext:value-type="float">
            <text:p>6.895</text:p>
          </table:table-cell>
          <table:table-cell table:number-columns-repeated="2"/>
          <table:table-cell office:value-type="float" office:value="-9.06" calcext:value-type="float">
            <text:p>-9.06</text:p>
          </table:table-cell>
          <table:table-cell office:value-type="float" office:value="6.725" calcext:value-type="float">
            <text:p>6.725</text:p>
          </table:table-cell>
          <table:table-cell table:number-columns-repeated="3"/>
          <table:table-cell office:value-type="float" office:value="0.0376147" calcext:value-type="float">
            <text:p>0.0376147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.12" calcext:value-type="float">
            <text:p>-9.12</text:p>
          </table:table-cell>
          <table:table-cell office:value-type="float" office:value="6.895" calcext:value-type="float">
            <text:p>6.895</text:p>
          </table:table-cell>
          <table:table-cell table:number-columns-repeated="2"/>
          <table:table-cell office:value-type="float" office:value="-9.18" calcext:value-type="float">
            <text:p>-9.18</text:p>
          </table:table-cell>
          <table:table-cell office:value-type="float" office:value="6.815" calcext:value-type="float">
            <text:p>6.81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3" calcext:value-type="float">
            <text:p>0.0376143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9.24" calcext:value-type="float">
            <text:p>-9.24</text:p>
          </table:table-cell>
          <table:table-cell office:value-type="float" office:value="6.985" calcext:value-type="float">
            <text:p>6.985</text:p>
          </table:table-cell>
          <table:table-cell table:number-columns-repeated="2"/>
          <table:table-cell office:value-type="float" office:value="-9.18" calcext:value-type="float">
            <text:p>-9.18</text:p>
          </table:table-cell>
          <table:table-cell office:value-type="float" office:value="6.815" calcext:value-type="float">
            <text:p>6.815</text:p>
          </table:table-cell>
          <table:table-cell table:number-columns-repeated="3"/>
          <table:table-cell office:value-type="float" office:value="0.0376149" calcext:value-type="float">
            <text:p>0.0376149</text:p>
          </table:table-cell>
          <table:table-cell office:value-type="float" office:value="0.0420441" calcext:value-type="float">
            <text:p>0.0420441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.24" calcext:value-type="float">
            <text:p>-9.24</text:p>
          </table:table-cell>
          <table:table-cell office:value-type="float" office:value="6.985" calcext:value-type="float">
            <text:p>6.985</text:p>
          </table:table-cell>
          <table:table-cell table:number-columns-repeated="2"/>
          <table:table-cell office:value-type="float" office:value="-9.3" calcext:value-type="float">
            <text:p>-9.3</text:p>
          </table:table-cell>
          <table:table-cell office:value-type="float" office:value="6.905" calcext:value-type="float">
            <text:p>6.90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4" calcext:value-type="float">
            <text:p>0.0376144</text:p>
          </table:table-cell>
          <table:table-cell office:value-type="float" office:value="-0.0923089" calcext:value-type="float">
            <text:p>-0.0923089</text:p>
          </table:table-cell>
        </table:table-row>
        <table:table-row table:style-name="ro1">
          <table:table-cell table:number-columns-repeated="2"/>
          <table:table-cell office:value-type="float" office:value="-9.36" calcext:value-type="float">
            <text:p>-9.36</text:p>
          </table:table-cell>
          <table:table-cell office:value-type="float" office:value="7.075" calcext:value-type="float">
            <text:p>7.075</text:p>
          </table:table-cell>
          <table:table-cell table:number-columns-repeated="2"/>
          <table:table-cell office:value-type="float" office:value="-9.3" calcext:value-type="float">
            <text:p>-9.3</text:p>
          </table:table-cell>
          <table:table-cell office:value-type="float" office:value="6.905" calcext:value-type="float">
            <text:p>6.905</text:p>
          </table:table-cell>
          <table:table-cell table:number-columns-repeated="3"/>
          <table:table-cell office:value-type="float" office:value="0.037615" calcext:value-type="float">
            <text:p>0.037615</text:p>
          </table:table-cell>
          <table:table-cell office:value-type="float" office:value="0.0420442" calcext:value-type="float">
            <text:p>0.0420442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.36" calcext:value-type="float">
            <text:p>-9.36</text:p>
          </table:table-cell>
          <table:table-cell office:value-type="float" office:value="7.075" calcext:value-type="float">
            <text:p>7.075</text:p>
          </table:table-cell>
          <table:table-cell table:number-columns-repeated="2"/>
          <table:table-cell office:value-type="float" office:value="-9.42" calcext:value-type="float">
            <text:p>-9.42</text:p>
          </table:table-cell>
          <table:table-cell office:value-type="float" office:value="6.995" calcext:value-type="float">
            <text:p>6.99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6" calcext:value-type="float">
            <text:p>0.0376146</text:p>
          </table:table-cell>
          <table:table-cell office:value-type="float" office:value="-0.0923087" calcext:value-type="float">
            <text:p>-0.0923087</text:p>
          </table:table-cell>
        </table:table-row>
        <table:table-row table:style-name="ro1">
          <table:table-cell table:number-columns-repeated="2"/>
          <table:table-cell office:value-type="float" office:value="-9.48" calcext:value-type="float">
            <text:p>-9.48</text:p>
          </table:table-cell>
          <table:table-cell office:value-type="float" office:value="7.165" calcext:value-type="float">
            <text:p>7.165</text:p>
          </table:table-cell>
          <table:table-cell table:number-columns-repeated="2"/>
          <table:table-cell office:value-type="float" office:value="-9.42" calcext:value-type="float">
            <text:p>-9.42</text:p>
          </table:table-cell>
          <table:table-cell office:value-type="float" office:value="6.995" calcext:value-type="float">
            <text:p>6.995</text:p>
          </table:table-cell>
          <table:table-cell table:number-columns-repeated="3"/>
          <table:table-cell office:value-type="float" office:value="0.0376151" calcext:value-type="float">
            <text:p>0.0376151</text:p>
          </table:table-cell>
          <table:table-cell office:value-type="float" office:value="0.0420439" calcext:value-type="float">
            <text:p>0.0420439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.48" calcext:value-type="float">
            <text:p>-9.48</text:p>
          </table:table-cell>
          <table:table-cell office:value-type="float" office:value="7.165" calcext:value-type="float">
            <text:p>7.165</text:p>
          </table:table-cell>
          <table:table-cell table:number-columns-repeated="2"/>
          <table:table-cell office:value-type="float" office:value="-9.54" calcext:value-type="float">
            <text:p>-9.54</text:p>
          </table:table-cell>
          <table:table-cell office:value-type="float" office:value="7.085" calcext:value-type="float">
            <text:p>7.085</text:p>
          </table:table-cell>
          <table:table-cell table:number-columns-repeated="3"/>
          <table:table-cell office:value-type="float" office:value="-0.0223761" calcext:value-type="float">
            <text:p>-0.0223761</text:p>
          </table:table-cell>
          <table:table-cell office:value-type="float" office:value="0.0776911" calcext:value-type="float">
            <text:p>0.0776911</text:p>
          </table:table-cell>
          <table:table-cell table:number-columns-repeated="2"/>
          <table:table-cell office:value-type="float" office:value="0.0376147" calcext:value-type="float">
            <text:p>0.0376147</text:p>
          </table:table-cell>
          <table:table-cell office:value-type="float" office:value="-0.092309" calcext:value-type="float">
            <text:p>-0.092309</text:p>
          </table:table-cell>
        </table:table-row>
        <table:table-row table:style-name="ro1"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7.255" calcext:value-type="float">
            <text:p>7.255</text:p>
          </table:table-cell>
          <table:table-cell table:number-columns-repeated="2"/>
          <table:table-cell office:value-type="float" office:value="-9.54" calcext:value-type="float">
            <text:p>-9.54</text:p>
          </table:table-cell>
          <table:table-cell office:value-type="float" office:value="7.085" calcext:value-type="float">
            <text:p>7.085</text:p>
          </table:table-cell>
          <table:table-cell table:number-columns-repeated="3"/>
          <table:table-cell office:value-type="float" office:value="0.0376152" calcext:value-type="float">
            <text:p>0.0376152</text:p>
          </table:table-cell>
          <table:table-cell office:value-type="float" office:value="0.042044" calcext:value-type="float">
            <text:p>0.042044</text:p>
          </table:table-cell>
          <table:table-cell table:number-columns-repeated="2"/>
          <table:table-cell office:value-type="float" office:value="-0.0223761" calcext:value-type="float">
            <text:p>-0.0223761</text:p>
          </table:table-cell>
          <table:table-cell office:value-type="float" office:value="-0.0379559" calcext:value-type="float">
            <text:p>-0.0379559</text:p>
          </table:table-cell>
        </table:table-row>
        <table:table-row table:style-name="ro1">
          <table:table-cell table:number-columns-repeated="2"/>
          <table:table-cell office:value-type="float" office:value="-9.6" calcext:value-type="float">
            <text:p>-9.6</text:p>
          </table:table-cell>
          <table:table-cell office:value-type="float" office:value="7.255" calcext:value-type="float">
            <text:p>7.255</text:p>
          </table:table-cell>
          <table:table-cell table:number-columns-repeated="2"/>
          <table:table-cell office:value-type="float" office:value="-9.66" calcext:value-type="float">
            <text:p>-9.66</text:p>
          </table:table-cell>
          <table:table-cell office:value-type="float" office:value="7.175" calcext:value-type="float">
            <text:p>7.175</text:p>
          </table:table-cell>
          <table:table-cell table:number-columns-repeated="3"/>
          <table:table-cell office:value-type="float" office:value="-0.0223986" calcext:value-type="float">
            <text:p>-0.0223986</text:p>
          </table:table-cell>
          <table:table-cell office:value-type="float" office:value="0.077674" calcext:value-type="float">
            <text:p>0.077674</text:p>
          </table:table-cell>
          <table:table-cell table:number-columns-repeated="2"/>
          <table:table-cell office:value-type="float" office:value="0.0375923" calcext:value-type="float">
            <text:p>0.0375923</text:p>
          </table:table-cell>
          <table:table-cell office:value-type="float" office:value="-0.092326" calcext:value-type="float">
            <text:p>-0.092326</text:p>
          </table:table-cell>
        </table:table-row>
        <table:table-row table:style-name="ro1">
          <table:table-cell table:number-columns-repeated="2"/>
          <table:table-cell office:value-type="float" office:value="-9.72" calcext:value-type="float">
            <text:p>-9.72</text:p>
          </table:table-cell>
          <table:table-cell office:value-type="float" office:value="7.345" calcext:value-type="float">
            <text:p>7.345</text:p>
          </table:table-cell>
          <table:table-cell table:number-columns-repeated="2"/>
          <table:table-cell office:value-type="float" office:value="-9.66" calcext:value-type="float">
            <text:p>-9.66</text:p>
          </table:table-cell>
          <table:table-cell office:value-type="float" office:value="7.175" calcext:value-type="float">
            <text:p>7.175</text:p>
          </table:table-cell>
          <table:table-cell table:number-columns-repeated="3"/>
          <table:table-cell office:value-type="float" office:value="0.0354804" calcext:value-type="float">
            <text:p>0.0354804</text:p>
          </table:table-cell>
          <table:table-cell office:value-type="float" office:value="0.0404909" calcext:value-type="float">
            <text:p>0.0404909</text:p>
          </table:table-cell>
          <table:table-cell table:number-columns-repeated="2"/>
          <table:table-cell office:value-type="float" office:value="-0.0245101" calcext:value-type="float">
            <text:p>-0.0245101</text:p>
          </table:table-cell>
          <table:table-cell office:value-type="float" office:value="-0.0395092" calcext:value-type="float">
            <text:p>-0.0395092</text:p>
          </table:table-cell>
        </table:table-row>
        <table:table-row table:style-name="ro1">
          <table:table-cell table:number-columns-repeated="2"/>
          <table:table-cell office:value-type="float" office:value="-9.72" calcext:value-type="float">
            <text:p>-9.72</text:p>
          </table:table-cell>
          <table:table-cell office:value-type="float" office:value="7.345" calcext:value-type="float">
            <text:p>7.345</text:p>
          </table:table-cell>
          <table:table-cell table:number-columns-repeated="2"/>
          <table:table-cell office:value-type="float" office:value="-9.78" calcext:value-type="float">
            <text:p>-9.78</text:p>
          </table:table-cell>
          <table:table-cell office:value-type="float" office:value="7.265" calcext:value-type="float">
            <text:p>7.265</text:p>
          </table:table-cell>
          <table:table-cell table:number-columns-repeated="3"/>
          <table:table-cell office:value-type="float" office:value="-0.024674" calcext:value-type="float">
            <text:p>-0.024674</text:p>
          </table:table-cell>
          <table:table-cell office:value-type="float" office:value="0.0823407" calcext:value-type="float">
            <text:p>0.0823407</text:p>
          </table:table-cell>
          <table:table-cell table:number-columns-repeated="2"/>
          <table:table-cell office:value-type="float" office:value="0.035317" calcext:value-type="float">
            <text:p>0.035317</text:p>
          </table:table-cell>
          <table:table-cell office:value-type="float" office:value="-0.0876591" calcext:value-type="float">
            <text:p>-0.0876591</text:p>
          </table:table-cell>
        </table:table-row>
        <table:table-row table:style-name="ro1">
          <table:table-cell table:number-columns-repeated="2"/>
          <table:table-cell office:value-type="float" office:value="-9.84" calcext:value-type="float">
            <text:p>-9.84</text:p>
          </table:table-cell>
          <table:table-cell office:value-type="float" office:value="7.435" calcext:value-type="float">
            <text:p>7.435</text:p>
          </table:table-cell>
          <table:table-cell table:number-columns-repeated="2"/>
          <table:table-cell office:value-type="float" office:value="-9.78" calcext:value-type="float">
            <text:p>-9.78</text:p>
          </table:table-cell>
          <table:table-cell office:value-type="float" office:value="7.265" calcext:value-type="float">
            <text:p>7.265</text:p>
          </table:table-cell>
          <table:table-cell table:number-columns-repeated="3"/>
          <table:table-cell office:value-type="float" office:value="0.0353039" calcext:value-type="float">
            <text:p>0.0353039</text:p>
          </table:table-cell>
          <table:table-cell office:value-type="float" office:value="0.0408529" calcext:value-type="float">
            <text:p>0.0408529</text:p>
          </table:table-cell>
          <table:table-cell table:number-columns-repeated="2"/>
          <table:table-cell office:value-type="float" office:value="-0.0246867" calcext:value-type="float">
            <text:p>-0.0246867</text:p>
          </table:table-cell>
          <table:table-cell office:value-type="float" office:value="-0.0391469" calcext:value-type="float">
            <text:p>-0.0391469</text:p>
          </table:table-cell>
        </table:table-row>
        <table:table-row table:style-name="ro1">
          <table:table-cell table:number-columns-repeated="2"/>
          <table:table-cell office:value-type="float" office:value="-9.84" calcext:value-type="float">
            <text:p>-9.84</text:p>
          </table:table-cell>
          <table:table-cell office:value-type="float" office:value="7.435" calcext:value-type="float">
            <text:p>7.435</text:p>
          </table:table-cell>
          <table:table-cell table:number-columns-repeated="2"/>
          <table:table-cell office:value-type="float" office:value="-9.9" calcext:value-type="float">
            <text:p>-9.9</text:p>
          </table:table-cell>
          <table:table-cell office:value-type="float" office:value="7.355" calcext:value-type="float">
            <text:p>7.355</text:p>
          </table:table-cell>
          <table:table-cell table:number-columns-repeated="3"/>
          <table:table-cell office:value-type="float" office:value="-0.0246877" calcext:value-type="float">
            <text:p>-0.0246877</text:p>
          </table:table-cell>
          <table:table-cell office:value-type="float" office:value="0.0823688" calcext:value-type="float">
            <text:p>0.0823688</text:p>
          </table:table-cell>
          <table:table-cell table:number-columns-repeated="2"/>
          <table:table-cell office:value-type="float" office:value="0.0353034" calcext:value-type="float">
            <text:p>0.0353034</text:p>
          </table:table-cell>
          <table:table-cell office:value-type="float" office:value="-0.0876313" calcext:value-type="float">
            <text:p>-0.0876313</text:p>
          </table:table-cell>
        </table:table-row>
        <table:table-row table:style-name="ro1">
          <table:table-cell table:number-columns-repeated="2"/>
          <table:table-cell office:value-type="float" office:value="-9.96" calcext:value-type="float">
            <text:p>-9.96</text:p>
          </table:table-cell>
          <table:table-cell office:value-type="float" office:value="7.525" calcext:value-type="float">
            <text:p>7.525</text:p>
          </table:table-cell>
          <table:table-cell table:number-columns-repeated="2"/>
          <table:table-cell office:value-type="float" office:value="-9.9" calcext:value-type="float">
            <text:p>-9.9</text:p>
          </table:table-cell>
          <table:table-cell office:value-type="float" office:value="7.355" calcext:value-type="float">
            <text:p>7.355</text:p>
          </table:table-cell>
          <table:table-cell table:number-columns-repeated="3"/>
          <table:table-cell office:value-type="float" office:value="0.0353029" calcext:value-type="float">
            <text:p>0.0353029</text:p>
          </table:table-cell>
          <table:table-cell office:value-type="float" office:value="0.0408552" calcext:value-type="float">
            <text:p>0.0408552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9.96" calcext:value-type="float">
            <text:p>-9.96</text:p>
          </table:table-cell>
          <table:table-cell office:value-type="float" office:value="7.525" calcext:value-type="float">
            <text:p>7.525</text:p>
          </table:table-cell>
          <table:table-cell table:number-columns-repeated="2"/>
          <table:table-cell office:value-type="float" office:value="-10.02" calcext:value-type="float">
            <text:p>-10.02</text:p>
          </table:table-cell>
          <table:table-cell office:value-type="float" office:value="7.445" calcext:value-type="float">
            <text:p>7.44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4" calcext:value-type="float">
            <text:p>0.0353034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0.08" calcext:value-type="float">
            <text:p>-10.08</text:p>
          </table:table-cell>
          <table:table-cell office:value-type="float" office:value="7.615" calcext:value-type="float">
            <text:p>7.615</text:p>
          </table:table-cell>
          <table:table-cell table:number-columns-repeated="2"/>
          <table:table-cell office:value-type="float" office:value="-10.02" calcext:value-type="float">
            <text:p>-10.02</text:p>
          </table:table-cell>
          <table:table-cell office:value-type="float" office:value="7.445" calcext:value-type="float">
            <text:p>7.445</text:p>
          </table:table-cell>
          <table:table-cell table:number-columns-repeated="3"/>
          <table:table-cell office:value-type="float" office:value="0.035303" calcext:value-type="float">
            <text:p>0.035303</text:p>
          </table:table-cell>
          <table:table-cell office:value-type="float" office:value="0.0408554" calcext:value-type="float">
            <text:p>0.0408554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08" calcext:value-type="float">
            <text:p>-10.08</text:p>
          </table:table-cell>
          <table:table-cell office:value-type="float" office:value="7.615" calcext:value-type="float">
            <text:p>7.615</text:p>
          </table:table-cell>
          <table:table-cell table:number-columns-repeated="2"/>
          <table:table-cell office:value-type="float" office:value="-10.14" calcext:value-type="float">
            <text:p>-10.14</text:p>
          </table:table-cell>
          <table:table-cell office:value-type="float" office:value="7.535" calcext:value-type="float">
            <text:p>7.53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6" calcext:value-type="float">
            <text:p>0.0353026</text:p>
          </table:table-cell>
          <table:table-cell office:value-type="float" office:value="-0.0876308" calcext:value-type="float">
            <text:p>-0.0876308</text:p>
          </table:table-cell>
        </table:table-row>
        <table:table-row table:style-name="ro1">
          <table:table-cell table:number-columns-repeated="2"/>
          <table:table-cell office:value-type="float" office:value="-10.2" calcext:value-type="float">
            <text:p>-10.2</text:p>
          </table:table-cell>
          <table:table-cell office:value-type="float" office:value="7.705" calcext:value-type="float">
            <text:p>7.705</text:p>
          </table:table-cell>
          <table:table-cell table:number-columns-repeated="2"/>
          <table:table-cell office:value-type="float" office:value="-10.14" calcext:value-type="float">
            <text:p>-10.14</text:p>
          </table:table-cell>
          <table:table-cell office:value-type="float" office:value="7.535" calcext:value-type="float">
            <text:p>7.53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1" calcext:value-type="float">
            <text:p>0.0408551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2" calcext:value-type="float">
            <text:p>-10.2</text:p>
          </table:table-cell>
          <table:table-cell office:value-type="float" office:value="7.705" calcext:value-type="float">
            <text:p>7.705</text:p>
          </table:table-cell>
          <table:table-cell table:number-columns-repeated="2"/>
          <table:table-cell office:value-type="float" office:value="-10.26" calcext:value-type="float">
            <text:p>-10.26</text:p>
          </table:table-cell>
          <table:table-cell office:value-type="float" office:value="7.625" calcext:value-type="float">
            <text:p>7.62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7" calcext:value-type="float">
            <text:p>0.0353027</text:p>
          </table:table-cell>
          <table:table-cell office:value-type="float" office:value="-0.0876312" calcext:value-type="float">
            <text:p>-0.0876312</text:p>
          </table:table-cell>
        </table:table-row>
        <table:table-row table:style-name="ro1">
          <table:table-cell table:number-columns-repeated="2"/>
          <table:table-cell office:value-type="float" office:value="-10.32" calcext:value-type="float">
            <text:p>-10.32</text:p>
          </table:table-cell>
          <table:table-cell office:value-type="float" office:value="7.795" calcext:value-type="float">
            <text:p>7.795</text:p>
          </table:table-cell>
          <table:table-cell table:number-columns-repeated="2"/>
          <table:table-cell office:value-type="float" office:value="-10.26" calcext:value-type="float">
            <text:p>-10.26</text:p>
          </table:table-cell>
          <table:table-cell office:value-type="float" office:value="7.625" calcext:value-type="float">
            <text:p>7.625</text:p>
          </table:table-cell>
          <table:table-cell table:number-columns-repeated="3"/>
          <table:table-cell office:value-type="float" office:value="0.0353033" calcext:value-type="float">
            <text:p>0.0353033</text:p>
          </table:table-cell>
          <table:table-cell office:value-type="float" office:value="0.0408552" calcext:value-type="float">
            <text:p>0.0408552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32" calcext:value-type="float">
            <text:p>-10.32</text:p>
          </table:table-cell>
          <table:table-cell office:value-type="float" office:value="7.795" calcext:value-type="float">
            <text:p>7.795</text:p>
          </table:table-cell>
          <table:table-cell table:number-columns-repeated="2"/>
          <table:table-cell office:value-type="float" office:value="-10.38" calcext:value-type="float">
            <text:p>-10.38</text:p>
          </table:table-cell>
          <table:table-cell office:value-type="float" office:value="7.715" calcext:value-type="float">
            <text:p>7.71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8" calcext:value-type="float">
            <text:p>0.0353028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0.44" calcext:value-type="float">
            <text:p>-10.44</text:p>
          </table:table-cell>
          <table:table-cell office:value-type="float" office:value="7.885" calcext:value-type="float">
            <text:p>7.885</text:p>
          </table:table-cell>
          <table:table-cell table:number-columns-repeated="2"/>
          <table:table-cell office:value-type="float" office:value="-10.38" calcext:value-type="float">
            <text:p>-10.38</text:p>
          </table:table-cell>
          <table:table-cell office:value-type="float" office:value="7.715" calcext:value-type="float">
            <text:p>7.715</text:p>
          </table:table-cell>
          <table:table-cell table:number-columns-repeated="3"/>
          <table:table-cell office:value-type="float" office:value="0.0353034" calcext:value-type="float">
            <text:p>0.0353034</text:p>
          </table:table-cell>
          <table:table-cell office:value-type="float" office:value="0.0408554" calcext:value-type="float">
            <text:p>0.0408554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44" calcext:value-type="float">
            <text:p>-10.44</text:p>
          </table:table-cell>
          <table:table-cell office:value-type="float" office:value="7.885" calcext:value-type="float">
            <text:p>7.885</text:p>
          </table:table-cell>
          <table:table-cell table:number-columns-repeated="2"/>
          <table:table-cell office:value-type="float" office:value="-10.5" calcext:value-type="float">
            <text:p>-10.5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9" calcext:value-type="float">
            <text:p>0.0353029</text:p>
          </table:table-cell>
          <table:table-cell office:value-type="float" office:value="-0.0876308" calcext:value-type="float">
            <text:p>-0.0876308</text:p>
          </table:table-cell>
        </table:table-row>
        <table:table-row table:style-name="ro1">
          <table:table-cell table:number-columns-repeated="2"/>
          <table:table-cell office:value-type="float" office:value="-10.56" calcext:value-type="float">
            <text:p>-10.56</text:p>
          </table:table-cell>
          <table:table-cell office:value-type="float" office:value="7.975" calcext:value-type="float">
            <text:p>7.975</text:p>
          </table:table-cell>
          <table:table-cell table:number-columns-repeated="2"/>
          <table:table-cell office:value-type="float" office:value="-10.5" calcext:value-type="float">
            <text:p>-10.5</text:p>
          </table:table-cell>
          <table:table-cell office:value-type="float" office:value="7.805" calcext:value-type="float">
            <text:p>7.805</text:p>
          </table:table-cell>
          <table:table-cell table:number-columns-repeated="3"/>
          <table:table-cell office:value-type="float" office:value="0.0353035" calcext:value-type="float">
            <text:p>0.0353035</text:p>
          </table:table-cell>
          <table:table-cell office:value-type="float" office:value="0.0408555" calcext:value-type="float">
            <text:p>0.0408555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56" calcext:value-type="float">
            <text:p>-10.56</text:p>
          </table:table-cell>
          <table:table-cell office:value-type="float" office:value="7.975" calcext:value-type="float">
            <text:p>7.975</text:p>
          </table:table-cell>
          <table:table-cell table:number-columns-repeated="2"/>
          <table:table-cell office:value-type="float" office:value="-10.62" calcext:value-type="float">
            <text:p>-10.62</text:p>
          </table:table-cell>
          <table:table-cell office:value-type="float" office:value="7.895" calcext:value-type="float">
            <text:p>7.89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2" calcext:value-type="float">
            <text:p>-0.0876312</text:p>
          </table:table-cell>
        </table:table-row>
        <table:table-row table:style-name="ro1">
          <table:table-cell table:number-columns-repeated="2"/>
          <table:table-cell office:value-type="float" office:value="-10.68" calcext:value-type="float">
            <text:p>-10.68</text:p>
          </table:table-cell>
          <table:table-cell office:value-type="float" office:value="8.065" calcext:value-type="float">
            <text:p>8.065</text:p>
          </table:table-cell>
          <table:table-cell table:number-columns-repeated="2"/>
          <table:table-cell office:value-type="float" office:value="-10.62" calcext:value-type="float">
            <text:p>-10.62</text:p>
          </table:table-cell>
          <table:table-cell office:value-type="float" office:value="7.895" calcext:value-type="float">
            <text:p>7.895</text:p>
          </table:table-cell>
          <table:table-cell table:number-columns-repeated="3"/>
          <table:table-cell office:value-type="float" office:value="0.0353026" calcext:value-type="float">
            <text:p>0.0353026</text:p>
          </table:table-cell>
          <table:table-cell office:value-type="float" office:value="0.0408552" calcext:value-type="float">
            <text:p>0.0408552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68" calcext:value-type="float">
            <text:p>-10.68</text:p>
          </table:table-cell>
          <table:table-cell office:value-type="float" office:value="8.065" calcext:value-type="float">
            <text:p>8.065</text:p>
          </table:table-cell>
          <table:table-cell table:number-columns-repeated="2"/>
          <table:table-cell office:value-type="float" office:value="-10.74" calcext:value-type="float">
            <text:p>-10.74</text:p>
          </table:table-cell>
          <table:table-cell office:value-type="float" office:value="7.985" calcext:value-type="float">
            <text:p>7.98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2" calcext:value-type="float">
            <text:p>0.0353032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0.8" calcext:value-type="float">
            <text:p>-10.8</text:p>
          </table:table-cell>
          <table:table-cell office:value-type="float" office:value="8.155" calcext:value-type="float">
            <text:p>8.155</text:p>
          </table:table-cell>
          <table:table-cell table:number-columns-repeated="2"/>
          <table:table-cell office:value-type="float" office:value="-10.74" calcext:value-type="float">
            <text:p>-10.74</text:p>
          </table:table-cell>
          <table:table-cell office:value-type="float" office:value="7.985" calcext:value-type="float">
            <text:p>7.985</text:p>
          </table:table-cell>
          <table:table-cell table:number-columns-repeated="3"/>
          <table:table-cell office:value-type="float" office:value="0.0353028" calcext:value-type="float">
            <text:p>0.0353028</text:p>
          </table:table-cell>
          <table:table-cell office:value-type="float" office:value="0.0408549" calcext:value-type="float">
            <text:p>0.0408549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8" calcext:value-type="float">
            <text:p>-10.8</text:p>
          </table:table-cell>
          <table:table-cell office:value-type="float" office:value="8.155" calcext:value-type="float">
            <text:p>8.155</text:p>
          </table:table-cell>
          <table:table-cell table:number-columns-repeated="2"/>
          <table:table-cell office:value-type="float" office:value="-10.86" calcext:value-type="float">
            <text:p>-10.86</text:p>
          </table:table-cell>
          <table:table-cell office:value-type="float" office:value="8.075" calcext:value-type="float">
            <text:p>8.07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3" calcext:value-type="float">
            <text:p>0.0353033</text:p>
          </table:table-cell>
          <table:table-cell office:value-type="float" office:value="-0.0876309" calcext:value-type="float">
            <text:p>-0.0876309</text:p>
          </table:table-cell>
        </table:table-row>
        <table:table-row table:style-name="ro1">
          <table:table-cell table:number-columns-repeated="2"/>
          <table:table-cell office:value-type="float" office:value="-10.92" calcext:value-type="float">
            <text:p>-10.92</text:p>
          </table:table-cell>
          <table:table-cell office:value-type="float" office:value="8.245" calcext:value-type="float">
            <text:p>8.245</text:p>
          </table:table-cell>
          <table:table-cell table:number-columns-repeated="2"/>
          <table:table-cell office:value-type="float" office:value="-10.86" calcext:value-type="float">
            <text:p>-10.86</text:p>
          </table:table-cell>
          <table:table-cell office:value-type="float" office:value="8.075" calcext:value-type="float">
            <text:p>8.075</text:p>
          </table:table-cell>
          <table:table-cell table:number-columns-repeated="3"/>
          <table:table-cell office:value-type="float" office:value="0.0353029" calcext:value-type="float">
            <text:p>0.0353029</text:p>
          </table:table-cell>
          <table:table-cell office:value-type="float" office:value="0.040855" calcext:value-type="float">
            <text:p>0.040855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0.92" calcext:value-type="float">
            <text:p>-10.92</text:p>
          </table:table-cell>
          <table:table-cell office:value-type="float" office:value="8.245" calcext:value-type="float">
            <text:p>8.245</text:p>
          </table:table-cell>
          <table:table-cell table:number-columns-repeated="2"/>
          <table:table-cell office:value-type="float" office:value="-10.98" calcext:value-type="float">
            <text:p>-10.98</text:p>
          </table:table-cell>
          <table:table-cell office:value-type="float" office:value="8.165" calcext:value-type="float">
            <text:p>8.16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4" calcext:value-type="float">
            <text:p>0.0353034</text:p>
          </table:table-cell>
          <table:table-cell office:value-type="float" office:value="-0.0876312" calcext:value-type="float">
            <text:p>-0.0876312</text:p>
          </table:table-cell>
        </table:table-row>
        <table:table-row table:style-name="ro1">
          <table:table-cell table:number-columns-repeated="2"/>
          <table:table-cell office:value-type="float" office:value="-11.04" calcext:value-type="float">
            <text:p>-11.04</text:p>
          </table:table-cell>
          <table:table-cell office:value-type="float" office:value="8.335" calcext:value-type="float">
            <text:p>8.335</text:p>
          </table:table-cell>
          <table:table-cell table:number-columns-repeated="2"/>
          <table:table-cell office:value-type="float" office:value="-10.98" calcext:value-type="float">
            <text:p>-10.98</text:p>
          </table:table-cell>
          <table:table-cell office:value-type="float" office:value="8.165" calcext:value-type="float">
            <text:p>8.165</text:p>
          </table:table-cell>
          <table:table-cell table:number-columns-repeated="3"/>
          <table:table-cell office:value-type="float" office:value="0.035303" calcext:value-type="float">
            <text:p>0.035303</text:p>
          </table:table-cell>
          <table:table-cell office:value-type="float" office:value="0.0408552" calcext:value-type="float">
            <text:p>0.0408552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04" calcext:value-type="float">
            <text:p>-11.04</text:p>
          </table:table-cell>
          <table:table-cell office:value-type="float" office:value="8.335" calcext:value-type="float">
            <text:p>8.335</text:p>
          </table:table-cell>
          <table:table-cell table:number-columns-repeated="2"/>
          <table:table-cell office:value-type="float" office:value="-11.1" calcext:value-type="float">
            <text:p>-11.1</text:p>
          </table:table-cell>
          <table:table-cell office:value-type="float" office:value="8.255" calcext:value-type="float">
            <text:p>8.25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5" calcext:value-type="float">
            <text:p>0.0353035</text:p>
          </table:table-cell>
          <table:table-cell office:value-type="float" office:value="-0.087631" calcext:value-type="float">
            <text:p>-0.087631</text:p>
          </table:table-cell>
        </table:table-row>
        <table:table-row table:style-name="ro1">
          <table:table-cell table:number-columns-repeated="2"/>
          <table:table-cell office:value-type="float" office:value="-11.16" calcext:value-type="float">
            <text:p>-11.16</text:p>
          </table:table-cell>
          <table:table-cell office:value-type="float" office:value="8.425" calcext:value-type="float">
            <text:p>8.425</text:p>
          </table:table-cell>
          <table:table-cell table:number-columns-repeated="2"/>
          <table:table-cell office:value-type="float" office:value="-11.1" calcext:value-type="float">
            <text:p>-11.1</text:p>
          </table:table-cell>
          <table:table-cell office:value-type="float" office:value="8.255" calcext:value-type="float">
            <text:p>8.255</text:p>
          </table:table-cell>
          <table:table-cell table:number-columns-repeated="3"/>
          <table:table-cell office:value-type="float" office:value="0.0353031" calcext:value-type="float">
            <text:p>0.0353031</text:p>
          </table:table-cell>
          <table:table-cell office:value-type="float" office:value="0.0408554" calcext:value-type="float">
            <text:p>0.0408554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16" calcext:value-type="float">
            <text:p>-11.16</text:p>
          </table:table-cell>
          <table:table-cell office:value-type="float" office:value="8.425" calcext:value-type="float">
            <text:p>8.425</text:p>
          </table:table-cell>
          <table:table-cell table:number-columns-repeated="2"/>
          <table:table-cell office:value-type="float" office:value="-11.22" calcext:value-type="float">
            <text:p>-11.22</text:p>
          </table:table-cell>
          <table:table-cell office:value-type="float" office:value="8.345" calcext:value-type="float">
            <text:p>8.34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7" calcext:value-type="float">
            <text:p>0.0353027</text:p>
          </table:table-cell>
          <table:table-cell office:value-type="float" office:value="-0.0876309" calcext:value-type="float">
            <text:p>-0.0876309</text:p>
          </table:table-cell>
        </table:table-row>
        <table:table-row table:style-name="ro1">
          <table:table-cell table:number-columns-repeated="2"/>
          <table:table-cell office:value-type="float" office:value="-11.28" calcext:value-type="float">
            <text:p>-11.28</text:p>
          </table:table-cell>
          <table:table-cell office:value-type="float" office:value="8.515" calcext:value-type="float">
            <text:p>8.515</text:p>
          </table:table-cell>
          <table:table-cell table:number-columns-repeated="2"/>
          <table:table-cell office:value-type="float" office:value="-11.22" calcext:value-type="float">
            <text:p>-11.22</text:p>
          </table:table-cell>
          <table:table-cell office:value-type="float" office:value="8.345" calcext:value-type="float">
            <text:p>8.345</text:p>
          </table:table-cell>
          <table:table-cell table:number-columns-repeated="3"/>
          <table:table-cell office:value-type="float" office:value="0.0353032" calcext:value-type="float">
            <text:p>0.0353032</text:p>
          </table:table-cell>
          <table:table-cell office:value-type="float" office:value="0.0408555" calcext:value-type="float">
            <text:p>0.0408555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28" calcext:value-type="float">
            <text:p>-11.28</text:p>
          </table:table-cell>
          <table:table-cell office:value-type="float" office:value="8.515" calcext:value-type="float">
            <text:p>8.515</text:p>
          </table:table-cell>
          <table:table-cell table:number-columns-repeated="2"/>
          <table:table-cell office:value-type="float" office:value="-11.34" calcext:value-type="float">
            <text:p>-11.34</text:p>
          </table:table-cell>
          <table:table-cell office:value-type="float" office:value="8.435" calcext:value-type="float">
            <text:p>8.43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8" calcext:value-type="float">
            <text:p>0.0353028</text:p>
          </table:table-cell>
          <table:table-cell office:value-type="float" office:value="-0.0876307" calcext:value-type="float">
            <text:p>-0.0876307</text:p>
          </table:table-cell>
        </table:table-row>
        <table:table-row table:style-name="ro1">
          <table:table-cell table:number-columns-repeated="2"/>
          <table:table-cell office:value-type="float" office:value="-11.4" calcext:value-type="float">
            <text:p>-11.4</text:p>
          </table:table-cell>
          <table:table-cell office:value-type="float" office:value="8.605" calcext:value-type="float">
            <text:p>8.605</text:p>
          </table:table-cell>
          <table:table-cell table:number-columns-repeated="2"/>
          <table:table-cell office:value-type="float" office:value="-11.34" calcext:value-type="float">
            <text:p>-11.34</text:p>
          </table:table-cell>
          <table:table-cell office:value-type="float" office:value="8.435" calcext:value-type="float">
            <text:p>8.435</text:p>
          </table:table-cell>
          <table:table-cell table:number-columns-repeated="3"/>
          <table:table-cell office:value-type="float" office:value="0.0353033" calcext:value-type="float">
            <text:p>0.0353033</text:p>
          </table:table-cell>
          <table:table-cell office:value-type="float" office:value="0.0408557" calcext:value-type="float">
            <text:p>0.0408557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4" calcext:value-type="float">
            <text:p>-11.4</text:p>
          </table:table-cell>
          <table:table-cell office:value-type="float" office:value="8.605" calcext:value-type="float">
            <text:p>8.605</text:p>
          </table:table-cell>
          <table:table-cell table:number-columns-repeated="2"/>
          <table:table-cell office:value-type="float" office:value="-11.46" calcext:value-type="float">
            <text:p>-11.46</text:p>
          </table:table-cell>
          <table:table-cell office:value-type="float" office:value="8.525" calcext:value-type="float">
            <text:p>8.52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29" calcext:value-type="float">
            <text:p>0.0353029</text:p>
          </table:table-cell>
          <table:table-cell office:value-type="float" office:value="-0.0876306" calcext:value-type="float">
            <text:p>-0.0876306</text:p>
          </table:table-cell>
        </table:table-row>
        <table:table-row table:style-name="ro1">
          <table:table-cell table:number-columns-repeated="2"/>
          <table:table-cell office:value-type="float" office:value="-11.52" calcext:value-type="float">
            <text:p>-11.52</text:p>
          </table:table-cell>
          <table:table-cell office:value-type="float" office:value="8.695" calcext:value-type="float">
            <text:p>8.695</text:p>
          </table:table-cell>
          <table:table-cell table:number-columns-repeated="2"/>
          <table:table-cell office:value-type="float" office:value="-11.46" calcext:value-type="float">
            <text:p>-11.46</text:p>
          </table:table-cell>
          <table:table-cell office:value-type="float" office:value="8.525" calcext:value-type="float">
            <text:p>8.525</text:p>
          </table:table-cell>
          <table:table-cell table:number-columns-repeated="3"/>
          <table:table-cell office:value-type="float" office:value="0.0353034" calcext:value-type="float">
            <text:p>0.0353034</text:p>
          </table:table-cell>
          <table:table-cell office:value-type="float" office:value="0.0408549" calcext:value-type="float">
            <text:p>0.0408549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52" calcext:value-type="float">
            <text:p>-11.52</text:p>
          </table:table-cell>
          <table:table-cell office:value-type="float" office:value="8.695" calcext:value-type="float">
            <text:p>8.695</text:p>
          </table:table-cell>
          <table:table-cell table:number-columns-repeated="2"/>
          <table:table-cell office:value-type="float" office:value="-11.58" calcext:value-type="float">
            <text:p>-11.58</text:p>
          </table:table-cell>
          <table:table-cell office:value-type="float" office:value="8.615" calcext:value-type="float">
            <text:p>8.61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" calcext:value-type="float">
            <text:p>0.035303</text:p>
          </table:table-cell>
          <table:table-cell office:value-type="float" office:value="-0.0876314" calcext:value-type="float">
            <text:p>-0.0876314</text:p>
          </table:table-cell>
        </table:table-row>
        <table:table-row table:style-name="ro1">
          <table:table-cell table:number-columns-repeated="2"/>
          <table:table-cell office:value-type="float" office:value="-11.64" calcext:value-type="float">
            <text:p>-11.64</text:p>
          </table:table-cell>
          <table:table-cell office:value-type="float" office:value="8.785" calcext:value-type="float">
            <text:p>8.785</text:p>
          </table:table-cell>
          <table:table-cell table:number-columns-repeated="2"/>
          <table:table-cell office:value-type="float" office:value="-11.58" calcext:value-type="float">
            <text:p>-11.58</text:p>
          </table:table-cell>
          <table:table-cell office:value-type="float" office:value="8.615" calcext:value-type="float">
            <text:p>8.615</text:p>
          </table:table-cell>
          <table:table-cell table:number-columns-repeated="3"/>
          <table:table-cell office:value-type="float" office:value="0.0353026" calcext:value-type="float">
            <text:p>0.0353026</text:p>
          </table:table-cell>
          <table:table-cell office:value-type="float" office:value="0.040855" calcext:value-type="float">
            <text:p>0.040855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64" calcext:value-type="float">
            <text:p>-11.64</text:p>
          </table:table-cell>
          <table:table-cell office:value-type="float" office:value="8.785" calcext:value-type="float">
            <text:p>8.785</text:p>
          </table:table-cell>
          <table:table-cell table:number-columns-repeated="2"/>
          <table:table-cell office:value-type="float" office:value="-11.7" calcext:value-type="float">
            <text:p>-11.7</text:p>
          </table:table-cell>
          <table:table-cell office:value-type="float" office:value="8.705" calcext:value-type="float">
            <text:p>8.70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1" calcext:value-type="float">
            <text:p>0.0353031</text:p>
          </table:table-cell>
          <table:table-cell office:value-type="float" office:value="-0.0876312" calcext:value-type="float">
            <text:p>-0.0876312</text:p>
          </table:table-cell>
        </table:table-row>
        <table:table-row table:style-name="ro1">
          <table:table-cell table:number-columns-repeated="2"/>
          <table:table-cell office:value-type="float" office:value="-11.76" calcext:value-type="float">
            <text:p>-11.76</text:p>
          </table:table-cell>
          <table:table-cell office:value-type="float" office:value="8.875" calcext:value-type="float">
            <text:p>8.875</text:p>
          </table:table-cell>
          <table:table-cell table:number-columns-repeated="2"/>
          <table:table-cell office:value-type="float" office:value="-11.7" calcext:value-type="float">
            <text:p>-11.7</text:p>
          </table:table-cell>
          <table:table-cell office:value-type="float" office:value="8.705" calcext:value-type="float">
            <text:p>8.705</text:p>
          </table:table-cell>
          <table:table-cell table:number-columns-repeated="3"/>
          <table:table-cell office:value-type="float" office:value="0.0353027" calcext:value-type="float">
            <text:p>0.0353027</text:p>
          </table:table-cell>
          <table:table-cell office:value-type="float" office:value="0.0408552" calcext:value-type="float">
            <text:p>0.0408552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76" calcext:value-type="float">
            <text:p>-11.76</text:p>
          </table:table-cell>
          <table:table-cell office:value-type="float" office:value="8.875" calcext:value-type="float">
            <text:p>8.875</text:p>
          </table:table-cell>
          <table:table-cell table:number-columns-repeated="2"/>
          <table:table-cell office:value-type="float" office:value="-11.82" calcext:value-type="float">
            <text:p>-11.82</text:p>
          </table:table-cell>
          <table:table-cell office:value-type="float" office:value="8.795" calcext:value-type="float">
            <text:p>8.79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3" calcext:value-type="float">
            <text:p>0.0353033</text:p>
          </table:table-cell>
          <table:table-cell office:value-type="float" office:value="-0.0876311" calcext:value-type="float">
            <text:p>-0.0876311</text:p>
          </table:table-cell>
        </table:table-row>
        <table:table-row table:style-name="ro1">
          <table:table-cell table:number-columns-repeated="2"/>
          <table:table-cell office:value-type="float" office:value="-11.88" calcext:value-type="float">
            <text:p>-11.88</text:p>
          </table:table-cell>
          <table:table-cell office:value-type="float" office:value="8.965" calcext:value-type="float">
            <text:p>8.965</text:p>
          </table:table-cell>
          <table:table-cell table:number-columns-repeated="2"/>
          <table:table-cell office:value-type="float" office:value="-11.82" calcext:value-type="float">
            <text:p>-11.82</text:p>
          </table:table-cell>
          <table:table-cell office:value-type="float" office:value="8.795" calcext:value-type="float">
            <text:p>8.795</text:p>
          </table:table-cell>
          <table:table-cell table:number-columns-repeated="3"/>
          <table:table-cell office:value-type="float" office:value="0.0353028" calcext:value-type="float">
            <text:p>0.0353028</text:p>
          </table:table-cell>
          <table:table-cell office:value-type="float" office:value="0.0408553" calcext:value-type="float">
            <text:p>0.0408553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1.88" calcext:value-type="float">
            <text:p>-11.88</text:p>
          </table:table-cell>
          <table:table-cell office:value-type="float" office:value="8.965" calcext:value-type="float">
            <text:p>8.965</text:p>
          </table:table-cell>
          <table:table-cell table:number-columns-repeated="2"/>
          <table:table-cell office:value-type="float" office:value="-11.94" calcext:value-type="float">
            <text:p>-11.94</text:p>
          </table:table-cell>
          <table:table-cell office:value-type="float" office:value="8.885" calcext:value-type="float">
            <text:p>8.88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4" calcext:value-type="float">
            <text:p>0.0353034</text:p>
          </table:table-cell>
          <table:table-cell office:value-type="float" office:value="-0.0876309" calcext:value-type="float">
            <text:p>-0.0876309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9.055" calcext:value-type="float">
            <text:p>9.055</text:p>
          </table:table-cell>
          <table:table-cell table:number-columns-repeated="2"/>
          <table:table-cell office:value-type="float" office:value="-11.94" calcext:value-type="float">
            <text:p>-11.94</text:p>
          </table:table-cell>
          <table:table-cell office:value-type="float" office:value="8.885" calcext:value-type="float">
            <text:p>8.885</text:p>
          </table:table-cell>
          <table:table-cell table:number-columns-repeated="3"/>
          <table:table-cell office:value-type="float" office:value="0.0353029" calcext:value-type="float">
            <text:p>0.0353029</text:p>
          </table:table-cell>
          <table:table-cell office:value-type="float" office:value="0.0408555" calcext:value-type="float">
            <text:p>0.0408555</text:p>
          </table:table-cell>
          <table:table-cell table:number-columns-repeated="2"/>
          <table:table-cell office:value-type="float" office:value="-0.0246878" calcext:value-type="float">
            <text:p>-0.0246878</text:p>
          </table:table-cell>
          <table:table-cell office:value-type="float" office:value="-0.0391447" calcext:value-type="float">
            <text:p>-0.0391447</text:p>
          </table:table-cell>
        </table:table-row>
        <table:table-row table:style-name="ro1"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9.055" calcext:value-type="float">
            <text:p>9.055</text:p>
          </table:table-cell>
          <table:table-cell table:number-columns-repeated="2"/>
          <table:table-cell office:value-type="float" office:value="-12.06" calcext:value-type="float">
            <text:p>-12.06</text:p>
          </table:table-cell>
          <table:table-cell office:value-type="float" office:value="8.975" calcext:value-type="float">
            <text:p>8.975</text:p>
          </table:table-cell>
          <table:table-cell table:number-columns-repeated="3"/>
          <table:table-cell office:value-type="float" office:value="-0.0246878" calcext:value-type="float">
            <text:p>-0.0246878</text:p>
          </table:table-cell>
          <table:table-cell office:value-type="float" office:value="0.082369" calcext:value-type="float">
            <text:p>0.082369</text:p>
          </table:table-cell>
          <table:table-cell table:number-columns-repeated="2"/>
          <table:table-cell office:value-type="float" office:value="0.0353035" calcext:value-type="float">
            <text:p>0.0353035</text:p>
          </table:table-cell>
          <table:table-cell office:value-type="float" office:value="-0.0876308" calcext:value-type="float">
            <text:p>-0.08763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2:07:26.865616730</meta:creation-date>
    <dc:date>2017-02-21T12:16:48.064916820</dc:date>
    <meta:editing-duration>PT9M21S</meta:editing-duration>
    <meta:editing-cycles>1</meta:editing-cycles>
    <meta:document-statistic meta:table-count="1" meta:cell-count="1940" meta:object-count="0"/>
    <meta:generator>LibreOffice/5.1.4.2$Linux_X86_64 LibreOffice_project/10m0$Build-2</meta:generator>
  </office:meta>
</office:document-meta>
</file>